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01cm" svg:stroke-color="#808080" draw:stroke-linejoin="round" svg:stroke-linecap="butt" draw:fill="none" fo:padding-top="0.05cm" fo:padding-bottom="0.05cm" fo:padding-left="0.05cm" fo:padding-right="0.05cm"/>
    </style:style>
    <style:style style:name="gr3" style:family="graphic" style:parent-style-name="standard">
      <style:graphic-properties draw:stroke="solid" svg:stroke-width="0cm" svg:stroke-color="#000000" draw:stroke-linejoin="round" svg:stroke-linecap="butt" draw:fill="solid" draw:fill-color="#729fcf"/>
    </style:style>
    <style:style style:name="gr4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5" style:family="graphic" style:parent-style-name="standard">
      <style:graphic-properties draw:stroke="none" draw:fill="solid" draw:fill-color="#729fcf"/>
    </style:style>
    <style:style style:name="gr6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1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19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2.85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3.5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65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6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6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90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79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3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8.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2.93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1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29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2.46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73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.269cm" fo:padding-top="0cm" fo:padding-bottom="0cm" fo:padding-left="0cm" fo:padding-right="0cm"/>
    </style:style>
    <style:style style:name="gr24" style:family="graphic" style:parent-style-name="standard">
      <style:graphic-properties draw:stroke="solid" svg:stroke-width="0.101cm" svg:stroke-color="#000000" draw:stroke-linejoin="round" svg:stroke-linecap="butt" draw:fill="none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solid" draw:fill-color="#000000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505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74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0.91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2.30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2.9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7.06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22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6.57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51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915cm" fo:padding-top="0cm" fo:padding-bottom="0cm" fo:padding-left="0cm" fo:padding-right="0cm"/>
    </style:style>
    <style:style style:name="gr39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77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94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2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9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68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2.04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2.144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101cm" svg:stroke-color="#ff3333" draw:stroke-linejoin="round" svg:stroke-linecap="butt" draw:fill="none" fo:padding-top="0.05cm" fo:padding-bottom="0.05cm" fo:padding-left="0.05cm" fo:padding-right="0.05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0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3.2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4.41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3.43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3.926cm" fo:padding-top="0cm" fo:padding-bottom="0cm" fo:padding-left="0cm" fo:padding-right="0cm"/>
    </style:style>
    <style:style style:name="gr53" style:family="graphic" style:parent-style-name="standard">
      <style:graphic-properties draw:stroke="none" draw:fill="solid" draw:fill-color="#ff3333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5.80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84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05cm" fo:padding-top="0cm" fo:padding-bottom="0cm" fo:padding-left="0cm" fo:padding-right="0cm"/>
    </style:style>
    <style:style style:name="gr57" style:family="graphic" style:parent-style-name="standard">
      <style:graphic-properties svg:stroke-width="0.102cm" svg:stroke-color="#000000" draw:marker-start-width="0.509cm" draw:marker-end-width="0.509cm" draw:textarea-horizontal-align="center" draw:textarea-vertical-align="middle" fo:padding-top="0.051cm" fo:padding-bottom="0.051cm" fo:padding-left="0.051cm" fo:padding-right="0.05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29fcf"/>
    </style:style>
    <style:style style:name="P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36pt" style:font-size-asian="36pt" style:font-size-complex="36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26pt" style:font-size-asian="26pt" style:font-size-complex="26pt"/>
    </style:style>
    <style:style style:name="P14" style:family="paragraph">
      <loext:graphic-properties draw:fill="none"/>
      <style:text-properties fo:font-size="25pt" style:font-size-asian="25pt" style:font-size-complex="25pt"/>
    </style:style>
    <style:style style:name="P15" style:family="paragraph">
      <loext:graphic-properties draw:fill="solid" draw:fill-color="#ff3333"/>
    </style:style>
    <style:style style:name="P16" style:family="paragraph">
      <style:paragraph-properties fo:text-align="center"/>
    </style:style>
    <style:style style:name="T1" style:family="text">
      <style:text-properties fo:color="#000000" style:font-name="Liberation Sans2" fo:font-size="24pt" fo:font-weight="bold" style:font-size-asian="24pt" style:font-weight-asian="bold" style:font-name-complex="Liberation Sans2" style:font-size-complex="24pt" style:font-weight-complex="bold"/>
    </style:style>
    <style:style style:name="T2" style:family="text">
      <style:text-properties fo:color="#000000" style:font-name="Liberation Sans2" fo:font-size="22pt" fo:font-weight="bold" style:font-size-asian="22pt" style:font-name-complex="Liberation Sans2" style:font-size-complex="22pt" style:font-weight-complex="bold"/>
    </style:style>
    <style:style style:name="T3" style:family="text">
      <style:text-properties fo:color="#000000" style:font-name="Liberation Sans2" fo:font-size="22pt" style:font-size-asian="22pt" style:font-name-complex="Liberation Sans2" style:font-size-complex="22pt"/>
    </style:style>
    <style:style style:name="T4" style:family="text">
      <style:text-properties fo:color="#000000" style:font-name="Liberation Sans2" fo:font-size="24pt" fo:font-weight="bold" style:font-size-asian="24pt" style:font-name-complex="Liberation Sans2" style:font-size-complex="24pt" style:font-weight-complex="bold"/>
    </style:style>
    <style:style style:name="T5" style:family="text">
      <style:text-properties fo:color="#000000" style:font-name="Liberation Sans2" fo:font-size="36pt" fo:font-weight="bold" style:font-size-asian="36pt" style:font-name-complex="Liberation Sans2" style:font-size-complex="36pt" style:font-weight-complex="bold"/>
    </style:style>
    <style:style style:name="T6" style:family="text">
      <style:text-properties fo:color="#000000" style:font-name="Liberation Sans2" fo:font-size="28pt" style:font-size-asian="28pt" style:font-name-complex="Liberation Sans2" style:font-size-complex="28pt"/>
    </style:style>
    <style:style style:name="T7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8" style:family="text">
      <style:text-properties fo:color="#000000" style:font-name="Liberation Sans2" fo:font-size="24pt" style:font-size-asian="24pt" style:font-name-complex="Liberation Sans2" style:font-size-complex="24pt"/>
    </style:style>
    <style:style style:name="T9" style:family="text">
      <style:text-properties fo:color="#000000" style:font-name="Liberation Sans2" fo:font-size="26pt" style:font-size-asian="26pt" style:font-name-complex="Liberation Sans2" style:font-size-complex="26pt"/>
    </style:style>
    <style:style style:name="T10" style:family="text">
      <style:text-properties fo:color="#000000" style:font-name="Liberation Sans2" fo:font-size="26pt" fo:font-weight="bold" style:font-size-asian="26pt" style:font-name-complex="Liberation Sans2" style:font-size-complex="26pt" style:font-weight-complex="bold"/>
    </style:style>
    <style:style style:name="T11" style:family="text">
      <style:text-properties fo:color="#000000" style:font-name="Liberation Sans2" fo:font-size="25pt" style:font-size-asian="25pt" style:font-name-complex="Liberation Sans2" style:font-size-complex="25pt"/>
    </style:style>
    <style:style style:name="T12" style:family="text">
      <style:text-properties fo:color="#ff3333" style:font-name="Liberation Sans2" fo:font-size="24pt" style:font-size-asian="24pt" style:font-name-complex="Liberation Sans2" style:font-size-complex="24pt"/>
    </style:style>
    <style:style style:name="T13" style:family="text">
      <style:text-properties fo:color="#ff3333" style:font-name="Liberation Sans2" fo:font-size="26pt" fo:font-weight="bold" style:font-size-asian="26pt" style:font-name-complex="Liberation Sans2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1.28cm" svg:height="39.853cm" svg:x="0cm" svg:y="0cm" svg:viewBox="0 0 81281 39854" draw:points="0,0 81281,0 81281,39854 0,39854">
          <text:p/>
        </draw:polygon>
        <draw:line draw:style-name="gr2" draw:text-style-name="P2" draw:layer="layout" svg:x1="28.557cm" svg:y1="7.222cm" svg:x2="31.352cm" svg:y2="4.3cm">
          <text:p/>
        </draw:line>
        <draw:polygon draw:style-name="gr3" draw:text-style-name="P3" draw:layer="layout" svg:width="4.346cm" svg:height="8.255cm" svg:x="52.842cm" svg:y="17.441cm" svg:viewBox="0 0 4347 8256" draw:points="184,0 4347,2226 4347,6037 0,8256 0,5081 635,4319 0,3430 0,0">
          <text:p/>
        </draw:polygon>
        <draw:polygon draw:style-name="gr4" draw:text-style-name="P3" draw:layer="layout" svg:width="2.794cm" svg:height="6.477cm" svg:x="4.014cm" svg:y="18.527cm" svg:viewBox="0 0 2795 6478" draw:points="1398,6478 0,6478 0,0 2795,0 2795,6478">
          <text:p/>
        </draw:polygon>
        <draw:polygon draw:style-name="gr5" draw:text-style-name="P3" draw:layer="layout" svg:width="10.16cm" svg:height="12.573cm" svg:x="9.888cm" svg:y="15.79cm" svg:viewBox="0 0 10161 12574" draw:points="5080,12574 0,12574 0,0 10161,0 10161,12574">
          <text:p/>
        </draw:polygon>
        <draw:polygon draw:style-name="gr6" draw:text-style-name="P2" draw:layer="layout" svg:width="10.16cm" svg:height="12.573cm" svg:x="9.888cm" svg:y="15.79cm" svg:viewBox="0 0 10161 12574" draw:points="5080,12574 0,12574 0,0 10161,0 10161,12574">
          <text:p/>
        </draw:polygon>
        <draw:frame draw:style-name="gr7" draw:text-style-name="P5" draw:layer="layout" svg:width="1.175cm" svg:height="0.945cm" svg:x="4.822cm" svg:y="21.296cm">
          <draw:text-box>
            <text:p text:style-name="P4"><text:span text:style-name="T1">PC</text:span></text:p>
          </draw:text-box>
        </draw:frame>
        <draw:frame draw:style-name="gr8" draw:text-style-name="P7" draw:layer="layout" svg:width="7.199cm" svg:height="0.869cm" svg:x="11.374cm" svg:y="25.83cm">
          <draw:text-box>
            <text:p text:style-name="P6"><text:span text:style-name="T2">Instruction Memory</text:span></text:p>
          </draw:text-box>
        </draw:frame>
        <draw:frame draw:style-name="gr9" draw:text-style-name="P7" draw:layer="layout" svg:width="2.851cm" svg:height="0.869cm" svg:x="10.393cm" svg:y="21.251cm">
          <draw:text-box>
            <text:p text:style-name="P6"><text:span text:style-name="T3">Address</text:span></text:p>
          </draw:text-box>
        </draw:frame>
        <draw:polygon draw:style-name="gr4" draw:text-style-name="P3" draw:layer="layout" svg:width="13.98cm" svg:height="13.727cm" svg:x="30.589cm" svg:y="14.636cm" svg:viewBox="0 0 13981 13728" draw:points="6993,13728 0,13728 0,0 13981,0 13981,13728">
          <text:p/>
        </draw:polygon>
        <draw:frame draw:style-name="gr10" draw:text-style-name="P7" draw:layer="layout" svg:width="3.588cm" svg:height="0.869cm" svg:x="15.995cm" svg:y="21.251cm">
          <draw:text-box>
            <text:p text:style-name="P6"><text:span text:style-name="T3">Instruction</text:span></text:p>
          </draw:text-box>
        </draw:frame>
        <draw:frame draw:style-name="gr11" draw:text-style-name="P7" draw:layer="layout" svg:width="4.659cm" svg:height="0.869cm" svg:x="35.253cm" svg:y="25.964cm">
          <draw:text-box>
            <text:p text:style-name="P6"><text:span text:style-name="T2">Register File</text:span></text:p>
          </draw:text-box>
        </draw:frame>
        <draw:frame draw:style-name="gr12" draw:text-style-name="P7" draw:layer="layout" svg:width="1.64cm" svg:height="0.869cm" svg:x="31.2cm" svg:y="26.765cm">
          <draw:text-box>
            <text:p text:style-name="P6"><text:span text:style-name="T3">Data</text:span></text:p>
          </draw:text-box>
        </draw:frame>
        <draw:frame draw:style-name="gr13" draw:text-style-name="P7" draw:layer="layout" svg:width="5.611cm" svg:height="0.869cm" svg:x="31.196cm" svg:y="16.654cm">
          <draw:text-box>
            <text:p text:style-name="P6"><text:span text:style-name="T3">Read Register 1</text:span></text:p>
          </draw:text-box>
        </draw:frame>
        <draw:frame draw:style-name="gr13" draw:text-style-name="P7" draw:layer="layout" svg:width="5.611cm" svg:height="0.869cm" svg:x="31.196cm" svg:y="19.254cm">
          <draw:text-box>
            <text:p text:style-name="P6"><text:span text:style-name="T3">Read Register 2</text:span></text:p>
          </draw:text-box>
        </draw:frame>
        <draw:frame draw:style-name="gr14" draw:text-style-name="P7" draw:layer="layout" svg:width="4.904cm" svg:height="0.869cm" svg:x="31.2cm" svg:y="22.856cm">
          <draw:text-box>
            <text:p text:style-name="P6"><text:span text:style-name="T3">Write Register</text:span></text:p>
          </draw:text-box>
        </draw:frame>
        <draw:frame draw:style-name="gr15" draw:text-style-name="P7" draw:layer="layout" svg:width="1.797cm" svg:height="0.869cm" svg:x="39.497cm" svg:y="15.053cm">
          <draw:text-box>
            <text:p text:style-name="P6"><text:span text:style-name="T3">Write</text:span></text:p>
          </draw:text-box>
        </draw:frame>
        <draw:frame draw:style-name="gr16" draw:text-style-name="P7" draw:layer="layout" svg:width="4.358cm" svg:height="0.869cm" svg:x="39.896cm" svg:y="18.954cm">
          <draw:text-box>
            <text:p text:style-name="P6"><text:span text:style-name="T3">Read Data 1</text:span></text:p>
          </draw:text-box>
        </draw:frame>
        <draw:polygon draw:style-name="gr4" draw:text-style-name="P3" draw:layer="layout" svg:width="10.16cm" svg:height="12.573cm" svg:x="61.072cm" svg:y="15.684cm" svg:viewBox="0 0 10161 12574" draw:points="5081,12574 0,12574 0,0 10161,0 10161,12574">
          <text:p/>
        </draw:polygon>
        <draw:frame draw:style-name="gr16" draw:text-style-name="P7" draw:layer="layout" svg:width="4.358cm" svg:height="0.869cm" svg:x="39.899cm" svg:y="23.156cm">
          <draw:text-box>
            <text:p text:style-name="P6"><text:span text:style-name="T3">Read Data 2</text:span></text:p>
          </draw:text-box>
        </draw:frame>
        <draw:frame draw:style-name="gr17" draw:text-style-name="P7" draw:layer="layout" svg:width="8.54cm" svg:height="0.869cm" svg:x="61.884cm" svg:y="26.158cm">
          <draw:text-box>
            <text:p text:style-name="P6"><text:span text:style-name="T2"><text:s text:c="17"/></text:span><text:span text:style-name="T2">Data Memory</text:span></text:p>
          </draw:text-box>
        </draw:frame>
        <draw:frame draw:style-name="gr9" draw:text-style-name="P7" draw:layer="layout" svg:width="2.851cm" svg:height="0.869cm" svg:x="61.577cm" svg:y="21.145cm">
          <draw:text-box>
            <text:p text:style-name="P6"><text:span text:style-name="T3">Address</text:span></text:p>
          </draw:text-box>
        </draw:frame>
        <draw:frame draw:style-name="gr18" draw:text-style-name="P7" draw:layer="layout" svg:width="2.936cm" svg:height="0.869cm" svg:x="67.8cm" svg:y="21.145cm">
          <draw:text-box>
            <text:p text:style-name="P6"><text:span text:style-name="T3">Data out</text:span></text:p>
          </draw:text-box>
        </draw:frame>
        <draw:frame draw:style-name="gr19" draw:text-style-name="P7" draw:layer="layout" svg:width="1.12cm" svg:height="0.869cm" svg:x="63.779cm" svg:y="16.044cm">
          <draw:text-box>
            <text:p text:style-name="P6"><text:span text:style-name="T3">RD</text:span></text:p>
          </draw:text-box>
        </draw:frame>
        <draw:frame draw:style-name="gr20" draw:text-style-name="P7" draw:layer="layout" svg:width="1.293cm" svg:height="0.869cm" svg:x="67.476cm" svg:y="16.044cm">
          <draw:text-box>
            <text:p text:style-name="P6"><text:span text:style-name="T3">WR</text:span></text:p>
          </draw:text-box>
        </draw:frame>
        <draw:frame draw:style-name="gr21" draw:text-style-name="P7" draw:layer="layout" svg:width="2.462cm" svg:height="0.869cm" svg:x="61.577cm" svg:y="25.844cm">
          <draw:text-box>
            <text:p text:style-name="P6"><text:span text:style-name="T3">Data in</text:span></text:p>
          </draw:text-box>
        </draw:frame>
        <draw:polygon draw:style-name="gr4" draw:text-style-name="P3" draw:layer="layout" svg:width="2.921cm" svg:height="2.921cm" svg:x="9.92cm" svg:y="5.771cm" svg:viewBox="0 0 2922 2922" draw:points="1461,2922 0,2922 0,0 2922,0 2922,2922">
          <text:p/>
        </draw:polygon>
        <draw:frame draw:style-name="gr22" draw:text-style-name="P8" draw:layer="layout" svg:width="1.738cm" svg:height="0.945cm" svg:x="53.082cm" svg:y="22.464cm">
          <draw:text-box>
            <text:p text:style-name="P6"><text:span text:style-name="T4">ALU</text:span></text:p>
          </draw:text-box>
        </draw:frame>
        <draw:polygon draw:style-name="gr4" draw:text-style-name="P3" draw:layer="layout" svg:width="2.921cm" svg:height="2.921cm" svg:x="44.118cm" svg:y="5.171cm" svg:viewBox="0 0 2922 2922" draw:points="1465,2922 0,2922 0,0 2922,0 2922,2922">
          <text:p/>
        </draw:polygon>
        <draw:frame draw:style-name="gr23" draw:text-style-name="P9" draw:layer="layout" svg:width="1.269cm" svg:height="1.423cm" svg:x="11.01cm" svg:y="6.524cm">
          <draw:text-box>
            <text:p text:style-name="P6"><text:span text:style-name="T5">+</text:span></text:p>
          </draw:text-box>
        </draw:frame>
        <draw:polyline draw:style-name="gr24" draw:text-style-name="P2" draw:layer="layout" svg:width="2.209cm" svg:height="0.01cm" svg:x="6.808cm" svg:y="21.766cm" svg:viewBox="0 0 2210 11" draw:points="0,0 1793,0 1793,11 2210,11">
          <text:p/>
        </draw:polyline>
        <draw:polygon draw:style-name="gr25" draw:text-style-name="P10" draw:layer="layout" svg:width="0.914cm" svg:height="0.61cm" svg:x="8.974cm" svg:y="21.47cm" svg:viewBox="0 0 915 611" draw:points="915,307 0,0 0,611">
          <text:p/>
        </draw:polygon>
        <draw:line draw:style-name="gr24" draw:text-style-name="P2" draw:layer="layout" svg:x1="44.538cm" svg:y1="19.462cm" svg:x2="51.944cm" svg:y2="19.534cm">
          <text:p/>
        </draw:line>
        <draw:polygon draw:style-name="gr25" draw:text-style-name="P10" draw:layer="layout" svg:width="0.917cm" svg:height="0.61cm" svg:x="51.897cm" svg:y="19.226cm" svg:viewBox="0 0 918 611" draw:points="918,314 7,0 0,611">
          <text:p/>
        </draw:polygon>
        <draw:line draw:style-name="gr24" draw:text-style-name="P2" draw:layer="layout" svg:x1="44.562cm" svg:y1="23.653cm" svg:x2="48.134cm" svg:y2="23.718cm">
          <text:p/>
        </draw:line>
        <draw:polygon draw:style-name="gr25" draw:text-style-name="P10" draw:layer="layout" svg:width="0.917cm" svg:height="0.61cm" svg:x="48.087cm" svg:y="23.41cm" svg:viewBox="0 0 918 611" draw:points="918,322 10,0 0,611">
          <text:p/>
        </draw:polygon>
        <draw:line draw:style-name="gr24" draw:text-style-name="P2" draw:layer="layout" svg:x1="57.15cm" svg:y1="21.621cm" svg:x2="60.212cm" svg:y2="21.621cm">
          <text:p/>
        </draw:line>
        <draw:polygon draw:style-name="gr25" draw:text-style-name="P10" draw:layer="layout" svg:width="0.914cm" svg:height="0.611cm" svg:x="60.173cm" svg:y="21.314cm" svg:viewBox="0 0 915 612" draw:points="915,307 0,0 0,612">
          <text:p/>
        </draw:polygon>
        <draw:line draw:style-name="gr24" draw:text-style-name="P2" draw:layer="layout" svg:x1="20.048cm" svg:y1="21.749cm" svg:x2="23.224cm" svg:y2="21.699cm">
          <text:p/>
        </draw:line>
        <draw:path draw:style-name="gr25" draw:text-style-name="P10" draw:layer="layout" svg:width="0.511cm" svg:height="0.635cm" svg:x="7.602cm" svg:y="21.494cm" svg:viewBox="0 0 512 636" svg:d="M254 0c146 0 255 134 255 314 0 181-109 322-255 322-141 0-254-141-254-322 0-180 113-314 254-314zM0 0zM512 636z">
          <text:p/>
        </draw:path>
        <draw:path draw:style-name="gr6" draw:text-style-name="P2" draw:layer="layout" svg:width="0.508cm" svg:height="0.635cm" svg:x="7.602cm" svg:y="21.494cm" svg:viewBox="0 0 509 636" svg:d="M254 0c146 0 255 134 255 314 0 181-109 322-255 322-141 0-254-141-254-322 0-180 113-314 254-314z">
          <text:p/>
        </draw:path>
        <draw:polygon draw:style-name="gr6" draw:text-style-name="P2" draw:layer="layout" svg:width="0cm" svg:height="0cm" svg:x="7.602cm" svg:y="21.494cm" svg:viewBox="0 0 0 0" draw:points="0,0">
          <text:p/>
        </draw:polygon>
        <draw:polygon draw:style-name="gr6" draw:text-style-name="P2" draw:layer="layout" svg:width="0cm" svg:height="0cm" svg:x="8.113cm" svg:y="22.129cm" svg:viewBox="0 0 0 0" draw:points="0,0">
          <text:p/>
        </draw:polygon>
        <draw:line draw:style-name="gr24" draw:text-style-name="P2" draw:layer="layout" svg:x1="7.856cm" svg:y1="21.621cm" svg:x2="7.856cm" svg:y2="8.078cm">
          <text:p/>
        </draw:line>
        <draw:line draw:style-name="gr24" draw:text-style-name="P2" draw:layer="layout" svg:x1="7.856cm" svg:y1="8.078cm" svg:x2="9.091cm" svg:y2="8.078cm">
          <text:p/>
        </draw:line>
        <draw:polygon draw:style-name="gr25" draw:text-style-name="P10" draw:layer="layout" svg:width="0.917cm" svg:height="0.61cm" svg:x="9.048cm" svg:y="7.775cm" svg:viewBox="0 0 918 611" draw:points="918,303 0,0 0,611">
          <text:p/>
        </draw:polygon>
        <draw:line draw:style-name="gr24" draw:text-style-name="P2" draw:layer="layout" svg:x1="6.79cm" svg:y1="6.681cm" svg:x2="9.066cm" svg:y2="6.681cm">
          <text:p/>
        </draw:line>
        <draw:polygon draw:style-name="gr25" draw:text-style-name="P10" draw:layer="layout" svg:width="0.917cm" svg:height="0.611cm" svg:x="9.024cm" svg:y="6.374cm" svg:viewBox="0 0 918 612" draw:points="918,308 0,0 0,612">
          <text:p/>
        </draw:polygon>
        <draw:frame draw:style-name="gr23" draw:text-style-name="P9" draw:layer="layout" svg:width="1.269cm" svg:height="1.423cm" svg:x="45.208cm" svg:y="5.924cm">
          <draw:text-box>
            <text:p text:style-name="P6"><text:span text:style-name="T5">+</text:span></text:p>
          </draw:text-box>
        </draw:frame>
        <draw:polyline draw:style-name="gr24" draw:text-style-name="P2" draw:layer="layout" svg:width="60.738cm" svg:height="20.158cm" svg:x="2.014cm" svg:y="1.608cm" svg:viewBox="0 0 60739 20159" draw:points="60739,0 0,0 0,20159 1125,20159">
          <text:p/>
        </draw:polyline>
        <draw:polygon draw:style-name="gr25" draw:text-style-name="P10" draw:layer="layout" svg:width="0.917cm" svg:height="0.61cm" svg:x="3.097cm" svg:y="21.463cm" svg:viewBox="0 0 918 611" draw:points="918,304 0,0 0,611">
          <text:p/>
        </draw:polygon>
        <draw:frame draw:style-name="gr26" draw:text-style-name="P11" draw:layer="layout" svg:width="0.987cm" svg:height="1.102cm" svg:x="5.909cm" svg:y="6.126cm">
          <draw:text-box>
            <text:p text:style-name="P6"><text:span text:style-name="T6">4</text:span></text:p>
          </draw:text-box>
        </draw:frame>
        <draw:path draw:style-name="gr25" draw:text-style-name="P10" draw:layer="layout" svg:width="0.511cm" svg:height="0.635cm" svg:x="22.969cm" svg:y="21.445cm" svg:viewBox="0 0 512 636" svg:d="M254 0c146 0 255 137 255 317 0 181-109 319-255 319-141 0-254-138-254-319 0-180 113-317 254-317zM0 0zM512 636z">
          <text:p/>
        </draw:path>
        <draw:path draw:style-name="gr6" draw:text-style-name="P2" draw:layer="layout" svg:width="0.508cm" svg:height="0.635cm" svg:x="22.969cm" svg:y="21.445cm" svg:viewBox="0 0 509 636" svg:d="M255 0c145 0 254 137 254 317 0 181-109 319-254 319-142 0-255-138-255-319 0-180 113-317 255-317z">
          <text:p/>
        </draw:path>
        <draw:polygon draw:style-name="gr6" draw:text-style-name="P2" draw:layer="layout" svg:width="0cm" svg:height="0cm" svg:x="22.969cm" svg:y="21.445cm" svg:viewBox="0 0 0 0" draw:points="0,0">
          <text:p/>
        </draw:polygon>
        <draw:polygon draw:style-name="gr6" draw:text-style-name="P2" draw:layer="layout" svg:width="0cm" svg:height="0cm" svg:x="23.48cm" svg:y="22.08cm" svg:viewBox="0 0 0 0" draw:points="0,0">
          <text:p/>
        </draw:polygon>
        <draw:line draw:style-name="gr24" draw:text-style-name="P2" draw:layer="layout" svg:x1="23.17cm" svg:y1="24.475cm" svg:x2="26.434cm" svg:y2="24.494cm">
          <text:p/>
        </draw:line>
        <draw:polygon draw:style-name="gr25" draw:text-style-name="P10" draw:layer="layout" svg:width="0.762cm" svg:height="0.508cm" svg:x="26.398cm" svg:y="24.235cm" svg:viewBox="0 0 763 509" draw:points="763,258 3,0 0,509">
          <text:p/>
        </draw:polygon>
        <draw:path draw:style-name="gr25" draw:text-style-name="P10" draw:layer="layout" svg:width="0.508cm" svg:height="0.638cm" svg:x="23.022cm" svg:y="19.272cm" svg:viewBox="0 0 509 639" svg:d="M255 0c144 0 254 137 254 318 0 180-110 318-254 318-145 0-255-138-255-318 0-181 110-318 255-318zM0 0zM509 639z">
          <text:p/>
        </draw:path>
        <draw:path draw:style-name="gr6" draw:text-style-name="P2" draw:layer="layout" svg:width="0.508cm" svg:height="0.635cm" svg:x="23.022cm" svg:y="19.272cm" svg:viewBox="0 0 509 636" svg:d="M255 0c144 0 254 138 254 318s-110 318-254 318c-145 0-255-138-255-318s110-318 255-318z">
          <text:p/>
        </draw:path>
        <draw:polygon draw:style-name="gr6" draw:text-style-name="P2" draw:layer="layout" svg:width="0cm" svg:height="0cm" svg:x="23.022cm" svg:y="19.272cm" svg:viewBox="0 0 0 0" draw:points="0,0">
          <text:p/>
        </draw:polygon>
        <draw:polygon draw:style-name="gr6" draw:text-style-name="P2" draw:layer="layout" svg:width="0cm" svg:height="0cm" svg:x="23.53cm" svg:y="19.91cm" svg:viewBox="0 0 0 0" draw:points="0,0">
          <text:p/>
        </draw:polygon>
        <draw:path draw:style-name="gr25" draw:text-style-name="P10" draw:layer="layout" svg:width="0.508cm" svg:height="0.635cm" svg:x="58.547cm" svg:y="21.367cm" svg:viewBox="0 0 509 636" svg:d="M255 0c144 0 254 134 254 314s-110 322-254 322c-146 0-255-142-255-322s109-314 255-314zM0 0zM509 636z">
          <text:p/>
        </draw:path>
        <draw:path draw:style-name="gr6" draw:text-style-name="P2" draw:layer="layout" svg:width="0.508cm" svg:height="0.635cm" svg:x="58.547cm" svg:y="21.367cm" svg:viewBox="0 0 509 636" svg:d="M255 0c144 0 254 134 254 314s-110 322-254 322c-146 0-255-142-255-322s109-314 255-314z">
          <text:p/>
        </draw:path>
        <draw:polygon draw:style-name="gr6" draw:text-style-name="P2" draw:layer="layout" svg:width="0cm" svg:height="0cm" svg:x="58.547cm" svg:y="21.367cm" svg:viewBox="0 0 0 0" draw:points="0,0">
          <text:p/>
        </draw:polygon>
        <draw:polygon draw:style-name="gr6" draw:text-style-name="P2" draw:layer="layout" svg:width="0cm" svg:height="0cm" svg:x="59.055cm" svg:y="22.002cm" svg:viewBox="0 0 0 0" draw:points="0,0">
          <text:p/>
        </draw:polygon>
        <draw:line draw:style-name="gr24" draw:text-style-name="P2" draw:layer="layout" svg:x1="25.509cm" svg:y1="22.411cm" svg:x2="26.433cm" svg:y2="22.411cm">
          <text:p/>
        </draw:line>
        <draw:polygon draw:style-name="gr25" draw:text-style-name="P10" draw:layer="layout" svg:width="0.762cm" svg:height="0.508cm" svg:x="26.398cm" svg:y="22.157cm" svg:viewBox="0 0 763 509" draw:points="763,254 0,0 0,509">
          <text:p/>
        </draw:polygon>
        <draw:path draw:style-name="gr25" draw:text-style-name="P10" draw:layer="layout" svg:width="0.508cm" svg:height="0.635cm" svg:x="45.173cm" svg:y="23.399cm" svg:viewBox="0 0 509 636" svg:d="M254 0c145 0 255 134 255 314 0 181-110 322-255 322s-254-141-254-322c0-180 109-314 254-314zM0 0zM509 636z">
          <text:p/>
        </draw:path>
        <draw:path draw:style-name="gr6" draw:text-style-name="P2" draw:layer="layout" svg:width="0.508cm" svg:height="0.635cm" svg:x="45.173cm" svg:y="23.399cm" svg:viewBox="0 0 509 636" svg:d="M254 0c145 0 255 134 255 314 0 181-110 322-255 322s-254-141-254-322c0-180 109-314 254-314z">
          <text:p/>
        </draw:path>
        <draw:polygon draw:style-name="gr6" draw:text-style-name="P2" draw:layer="layout" svg:width="0cm" svg:height="0cm" svg:x="45.173cm" svg:y="23.399cm" svg:viewBox="0 0 0 0" draw:points="0,0">
          <text:p/>
        </draw:polygon>
        <draw:polygon draw:style-name="gr6" draw:text-style-name="P2" draw:layer="layout" svg:width="0cm" svg:height="0cm" svg:x="45.681cm" svg:y="24.034cm" svg:viewBox="0 0 0 0" draw:points="0,0">
          <text:p/>
        </draw:polygon>
        <draw:line draw:style-name="gr24" draw:text-style-name="P2" draw:layer="layout" svg:x1="45.428cm" svg:y1="23.78cm" svg:x2="45.321cm" svg:y2="29.701cm">
          <text:p/>
        </draw:line>
        <draw:line draw:style-name="gr24" draw:text-style-name="P2" draw:layer="layout" svg:x1="47.226cm" svg:y1="25.763cm" svg:x2="48.376cm" svg:y2="25.763cm">
          <text:p/>
        </draw:line>
        <draw:polygon draw:style-name="gr25" draw:text-style-name="P10" draw:layer="layout" svg:width="0.762cm" svg:height="0.508cm" svg:x="48.344cm" svg:y="25.509cm" svg:viewBox="0 0 763 509" draw:points="763,255 0,0 0,509">
          <text:p/>
        </draw:polygon>
        <draw:frame draw:style-name="gr27" draw:text-style-name="P12" draw:layer="layout" svg:width="0.634cm" svg:height="0.712cm" svg:x="44.376cm" svg:y="5.387cm">
          <draw:text-box>
            <text:p text:style-name="P6"><text:span text:style-name="T7"><text:s/></text:span></text:p>
          </draw:text-box>
        </draw:frame>
        <draw:line draw:style-name="gr24" draw:text-style-name="P2" draw:layer="layout" svg:x1="71.229cm" svg:y1="21.572cm" svg:x2="73.551cm" svg:y2="21.608cm">
          <text:p/>
        </draw:line>
        <draw:polygon draw:style-name="gr25" draw:text-style-name="P10" draw:layer="layout" svg:width="0.921cm" svg:height="0.61cm" svg:x="73.504cm" svg:y="21.304cm" svg:viewBox="0 0 922 611" draw:points="922,317 11,0 0,611">
          <text:p/>
        </draw:polygon>
        <draw:frame draw:style-name="gr27" draw:text-style-name="P12" draw:layer="layout" svg:width="0.634cm" svg:height="0.712cm" svg:x="48.077cm" svg:y="25.411cm">
          <draw:text-box>
            <text:p text:style-name="P6"><text:span text:style-name="T7"><text:s/></text:span></text:p>
          </draw:text-box>
        </draw:frame>
        <draw:frame draw:style-name="gr28" draw:text-style-name="P8" draw:layer="layout" svg:width="1.505cm" svg:height="0.945cm" svg:x="55.28cm" svg:y="21.166cm">
          <draw:text-box>
            <text:p text:style-name="P6"><text:span text:style-name="T8">Res</text:span></text:p>
          </draw:text-box>
        </draw:frame>
        <draw:path draw:style-name="gr5" draw:text-style-name="P3" draw:layer="layout" svg:width="2.057cm" svg:height="4.579cm" svg:x="48.979cm" svg:y="22.341cm" svg:viewBox="0 0 2058 4580" svg:d="M0 4580l25-4580 2029 1157-14 2291zM0 4580zM2058 14z">
          <text:p/>
        </draw:path>
        <draw:polygon draw:style-name="gr29" draw:text-style-name="P2" draw:layer="layout" svg:width="2.053cm" svg:height="4.579cm" svg:x="48.979cm" svg:y="22.341cm" svg:viewBox="0 0 2054 4580" draw:points="0,4580 25,0 2054,1157 2040,3448">
          <text:p/>
        </draw:polygon>
        <draw:polygon draw:style-name="gr29" draw:text-style-name="P2" draw:layer="layout" svg:width="0cm" svg:height="0cm" svg:x="48.979cm" svg:y="26.92cm" svg:viewBox="0 0 0 0" draw:points="0,0">
          <text:p/>
        </draw:polygon>
        <draw:polygon draw:style-name="gr29" draw:text-style-name="P2" draw:layer="layout" svg:width="0cm" svg:height="0cm" svg:x="51.036cm" svg:y="22.355cm" svg:viewBox="0 0 0 0" draw:points="0,0">
          <text:p/>
        </draw:polygon>
        <draw:frame draw:style-name="gr30" draw:text-style-name="P8" draw:layer="layout" svg:width="1.742cm" svg:height="0.945cm" svg:x="54.681cm" svg:y="19.067cm">
          <draw:text-box>
            <text:p text:style-name="P6"><text:span text:style-name="T8">Zero</text:span></text:p>
          </draw:text-box>
        </draw:frame>
        <draw:frame draw:style-name="gr31" draw:text-style-name="P13" draw:layer="layout" svg:width="0.916cm" svg:height="1.026cm" svg:x="49.255cm" svg:y="23.243cm">
          <draw:text-box>
            <text:p text:style-name="P6"><text:span text:style-name="T9">0</text:span></text:p>
          </draw:text-box>
        </draw:frame>
        <draw:line draw:style-name="gr24" draw:text-style-name="P2" draw:layer="layout" svg:x1="51.036cm" svg:y1="24.62cm" svg:x2="51.943cm" svg:y2="24.62cm">
          <text:p/>
        </draw:line>
        <draw:polygon draw:style-name="gr25" draw:text-style-name="P10" draw:layer="layout" svg:width="0.914cm" svg:height="0.611cm" svg:x="51.9cm" svg:y="24.316cm" svg:viewBox="0 0 915 612" draw:points="915,304 0,0 0,612">
          <text:p/>
        </draw:polygon>
        <draw:path draw:style-name="gr5" draw:text-style-name="P3" draw:layer="layout" svg:width="3.302cm" svg:height="4.318cm" svg:x="35.676cm" svg:y="30.607cm" svg:viewBox="0 0 3303 4319" svg:d="M1651 0c936 0 1652 934 1652 2160 0 1224-716 2159-1652 2159-935 0-1651-935-1651-2159 0-1226 716-2160 1651-2160zM0 0zM3303 4319z">
          <text:p/>
        </draw:path>
        <draw:path draw:style-name="gr6" draw:text-style-name="P2" draw:layer="layout" svg:width="3.302cm" svg:height="4.318cm" svg:x="35.676cm" svg:y="30.607cm" svg:viewBox="0 0 3303 4319" svg:d="M1651 0c936 0 1652 934 1652 2160 0 1224-716 2159-1652 2159-935 0-1651-935-1651-2159 0-1226 716-2160 1651-2160z">
          <text:p/>
        </draw:path>
        <draw:polygon draw:style-name="gr6" draw:text-style-name="P2" draw:layer="layout" svg:width="0cm" svg:height="0cm" svg:x="35.676cm" svg:y="30.607cm" svg:viewBox="0 0 0 0" draw:points="0,0">
          <text:p/>
        </draw:polygon>
        <draw:polygon draw:style-name="gr6" draw:text-style-name="P2" draw:layer="layout" svg:width="0cm" svg:height="0cm" svg:x="38.978cm" svg:y="34.925cm" svg:viewBox="0 0 0 0" draw:points="0,0">
          <text:p/>
        </draw:polygon>
        <draw:frame draw:style-name="gr31" draw:text-style-name="P13" draw:layer="layout" svg:width="0.916cm" svg:height="1.026cm" svg:x="49.255cm" svg:y="25.244cm">
          <draw:text-box>
            <text:p text:style-name="P6"><text:span text:style-name="T9">1</text:span></text:p>
          </draw:text-box>
        </draw:frame>
        <draw:frame draw:style-name="gr32" draw:text-style-name="P13" draw:layer="layout" svg:width="2.301cm" svg:height="1.026cm" svg:x="36.177cm" svg:y="31.742cm">
          <draw:text-box>
            <text:p text:style-name="P6"><text:span text:style-name="T10">Sign-</text:span></text:p>
          </draw:text-box>
        </draw:frame>
        <draw:path draw:style-name="gr25" draw:text-style-name="P10" draw:layer="layout" svg:width="1.026cm" svg:height="0.956cm" svg:x="37.119cm" svg:y="27.414cm" svg:viewBox="0 0 1027 957" svg:d="M512 0l515 957h-1027zM0 0zM1027 957z">
          <text:p/>
        </draw:path>
        <draw:polygon draw:style-name="gr6" draw:text-style-name="P2" draw:layer="layout" svg:width="1.026cm" svg:height="0.956cm" svg:x="37.119cm" svg:y="27.414cm" svg:viewBox="0 0 1027 957" draw:points="512,0 1027,957 0,957">
          <text:p/>
        </draw:polygon>
        <draw:polygon draw:style-name="gr6" draw:text-style-name="P2" draw:layer="layout" svg:width="0cm" svg:height="0cm" svg:x="37.119cm" svg:y="27.414cm" svg:viewBox="0 0 0 0" draw:points="0,0">
          <text:p/>
        </draw:polygon>
        <draw:polygon draw:style-name="gr6" draw:text-style-name="P2" draw:layer="layout" svg:width="0cm" svg:height="0cm" svg:x="38.145cm" svg:y="28.37cm" svg:viewBox="0 0 0 0" draw:points="0,0">
          <text:p/>
        </draw:polygon>
        <draw:path draw:style-name="gr25" draw:text-style-name="P10" draw:layer="layout" svg:width="1.027cm" svg:height="0.956cm" svg:x="65.743cm" svg:y="27.312cm" svg:viewBox="0 0 1028 957" svg:d="M516 0l512 957h-1028zM0 0zM1028 957z">
          <text:p/>
        </draw:path>
        <draw:polygon draw:style-name="gr6" draw:text-style-name="P2" draw:layer="layout" svg:width="1.027cm" svg:height="0.956cm" svg:x="65.743cm" svg:y="27.312cm" svg:viewBox="0 0 1028 957" draw:points="516,0 1028,957 0,957">
          <text:p/>
        </draw:polygon>
        <draw:polygon draw:style-name="gr6" draw:text-style-name="P2" draw:layer="layout" svg:width="0cm" svg:height="0cm" svg:x="65.743cm" svg:y="27.312cm" svg:viewBox="0 0 0 0" draw:points="0,0">
          <text:p/>
        </draw:polygon>
        <draw:polygon draw:style-name="gr6" draw:text-style-name="P2" draw:layer="layout" svg:width="0cm" svg:height="0cm" svg:x="66.77cm" svg:y="28.268cm" svg:viewBox="0 0 0 0" draw:points="0,0">
          <text:p/>
        </draw:polygon>
        <draw:path draw:style-name="gr25" draw:text-style-name="P10" draw:layer="layout" svg:width="1.03cm" svg:height="0.957cm" svg:x="4.935cm" svg:y="24.062cm" svg:viewBox="0 0 1031 958" svg:d="M515 0l516 958h-1031zM0 0zM1031 958z">
          <text:p/>
        </draw:path>
        <draw:polygon draw:style-name="gr6" draw:text-style-name="P2" draw:layer="layout" svg:width="1.03cm" svg:height="0.957cm" svg:x="4.935cm" svg:y="24.062cm" svg:viewBox="0 0 1031 958" draw:points="515,0 1031,958 0,958">
          <text:p/>
        </draw:polygon>
        <draw:polygon draw:style-name="gr6" draw:text-style-name="P2" draw:layer="layout" svg:width="0cm" svg:height="0cm" svg:x="4.935cm" svg:y="24.062cm" svg:viewBox="0 0 0 0" draw:points="0,0">
          <text:p/>
        </draw:polygon>
        <draw:polygon draw:style-name="gr6" draw:text-style-name="P2" draw:layer="layout" svg:width="0cm" svg:height="0cm" svg:x="5.965cm" svg:y="25.019cm" svg:viewBox="0 0 0 0" draw:points="0,0">
          <text:p/>
        </draw:polygon>
        <draw:line draw:style-name="gr24" draw:text-style-name="P2" draw:layer="layout" svg:x1="23.223cm" svg:y1="32.621cm" svg:x2="23.223cm" svg:y2="11.073cm">
          <text:p/>
        </draw:line>
        <draw:line draw:style-name="gr24" draw:text-style-name="P2" draw:layer="layout" svg:x1="23.223cm" svg:y1="17.181cm" svg:x2="29.719cm" svg:y2="17.134cm">
          <text:p/>
        </draw:line>
        <draw:polygon draw:style-name="gr25" draw:text-style-name="P10" draw:layer="layout" svg:width="0.914cm" svg:height="0.61cm" svg:x="29.675cm" svg:y="16.831cm" svg:viewBox="0 0 915 611" draw:points="915,296 0,0 4,611">
          <text:p/>
        </draw:polygon>
        <draw:frame draw:style-name="gr33" draw:text-style-name="P13" draw:layer="layout" svg:width="2.97cm" svg:height="1.026cm" svg:x="35.842cm" svg:y="32.765cm">
          <draw:text-box>
            <text:p text:style-name="P6"><text:span text:style-name="T10">extend</text:span></text:p>
          </draw:text-box>
        </draw:frame>
        <draw:line draw:style-name="gr24" draw:text-style-name="P2" draw:layer="layout" svg:x1="23.3cm" svg:y1="19.661cm" svg:x2="29.793cm" svg:y2="19.617cm">
          <text:p/>
        </draw:line>
        <draw:polygon draw:style-name="gr25" draw:text-style-name="P10" draw:layer="layout" svg:width="0.917cm" svg:height="0.61cm" svg:x="29.749cm" svg:y="19.311cm" svg:viewBox="0 0 918 611" draw:points="918,299 0,0 4,611">
          <text:p/>
        </draw:polygon>
        <draw:frame draw:style-name="gr34" draw:text-style-name="P14" draw:layer="layout" svg:width="7.063cm" svg:height="0.983cm" svg:x="23.393cm" svg:y="15.722cm">
          <draw:text-box>
            <text:p text:style-name="P6"><text:span text:style-name="T11">Instruction [25-21]</text:span></text:p>
          </draw:text-box>
        </draw:frame>
        <draw:path draw:style-name="gr5" draw:text-style-name="P3" draw:layer="layout" svg:width="2.06cm" svg:height="4.579cm" svg:x="27.16cm" svg:y="21.064cm" svg:viewBox="0 0 2061 4580" svg:d="M0 4580l25-4580 2029 1157-14 2290zM0 4580zM2061 10z">
          <text:p/>
        </draw:path>
        <draw:polygon draw:style-name="gr29" draw:text-style-name="P2" draw:layer="layout" svg:width="2.053cm" svg:height="4.579cm" svg:x="27.16cm" svg:y="21.064cm" svg:viewBox="0 0 2054 4580" draw:points="0,4580 25,0 2054,1157 2040,3447">
          <text:p/>
        </draw:polygon>
        <draw:polygon draw:style-name="gr29" draw:text-style-name="P2" draw:layer="layout" svg:width="0cm" svg:height="0cm" svg:x="27.16cm" svg:y="25.643cm" svg:viewBox="0 0 0 0" draw:points="0,0">
          <text:p/>
        </draw:polygon>
        <draw:polygon draw:style-name="gr29" draw:text-style-name="P2" draw:layer="layout" svg:width="0cm" svg:height="0cm" svg:x="29.22cm" svg:y="21.074cm" svg:viewBox="0 0 0 0" draw:points="0,0">
          <text:p/>
        </draw:polygon>
        <draw:frame draw:style-name="gr34" draw:text-style-name="P14" draw:layer="layout" svg:width="7.063cm" svg:height="0.983cm" svg:x="23.491cm" svg:y="18.22cm">
          <draw:text-box>
            <text:p text:style-name="P6"><text:span text:style-name="T11">Instruction [20-16]</text:span></text:p>
          </draw:text-box>
        </draw:frame>
        <draw:frame draw:style-name="gr31" draw:text-style-name="P13" draw:layer="layout" svg:width="0.916cm" svg:height="1.026cm" svg:x="27.436cm" svg:y="21.966cm">
          <draw:text-box>
            <text:p text:style-name="P6"><text:span text:style-name="T9">0</text:span></text:p>
          </draw:text-box>
        </draw:frame>
        <draw:path draw:style-name="gr25" draw:text-style-name="P10" draw:layer="layout" svg:width="0.508cm" svg:height="0.635cm" svg:x="25.273cm" svg:y="19.346cm" svg:viewBox="0 0 509 636" svg:d="M254 0c145 0 255 138 255 318s-110 318-255 318-254-138-254-318 109-318 254-318zM0 0zM509 636z">
          <text:p/>
        </draw:path>
        <draw:path draw:style-name="gr6" draw:text-style-name="P2" draw:layer="layout" svg:width="0.508cm" svg:height="0.635cm" svg:x="25.273cm" svg:y="19.346cm" svg:viewBox="0 0 509 636" svg:d="M254 0c145 0 255 138 255 318s-110 318-255 318-254-138-254-318 109-318 254-318z">
          <text:p/>
        </draw:path>
        <draw:polygon draw:style-name="gr6" draw:text-style-name="P2" draw:layer="layout" svg:width="0cm" svg:height="0cm" svg:x="25.273cm" svg:y="19.346cm" svg:viewBox="0 0 0 0" draw:points="0,0">
          <text:p/>
        </draw:polygon>
        <draw:polygon draw:style-name="gr6" draw:text-style-name="P2" draw:layer="layout" svg:width="0cm" svg:height="0cm" svg:x="25.781cm" svg:y="19.981cm" svg:viewBox="0 0 0 0" draw:points="0,0">
          <text:p/>
        </draw:polygon>
        <draw:line draw:style-name="gr24" draw:text-style-name="P2" draw:layer="layout" svg:x1="25.528cm" svg:y1="19.769cm" svg:x2="25.509cm" svg:y2="22.462cm">
          <text:p/>
        </draw:line>
        <draw:line draw:style-name="gr24" draw:text-style-name="P2" draw:layer="layout" svg:x1="29.167cm" svg:y1="23.3cm" svg:x2="29.964cm" svg:y2="23.3cm">
          <text:p/>
        </draw:line>
        <draw:polygon draw:style-name="gr25" draw:text-style-name="P10" draw:layer="layout" svg:width="0.762cm" svg:height="0.508cm" svg:x="29.929cm" svg:y="23.046cm" svg:viewBox="0 0 763 509" draw:points="763,255 0,0 0,509">
          <text:p/>
        </draw:polygon>
        <draw:path draw:style-name="gr25" draw:text-style-name="P10" draw:layer="layout" svg:width="0.508cm" svg:height="0.635cm" svg:x="22.972cm" svg:y="24.147cm" svg:viewBox="0 0 509 636" svg:d="M255 0c145 0 254 134 254 315 0 180-109 321-254 321-144 0-255-141-255-321 0-181 111-315 255-315zM0 0zM509 636z">
          <text:p/>
        </draw:path>
        <draw:path draw:style-name="gr6" draw:text-style-name="P2" draw:layer="layout" svg:width="0.508cm" svg:height="0.635cm" svg:x="22.972cm" svg:y="24.147cm" svg:viewBox="0 0 509 636" svg:d="M255 0c145 0 254 134 254 315 0 180-109 321-254 321-144 0-255-141-255-321 0-181 111-315 255-315z">
          <text:p/>
        </draw:path>
        <draw:polygon draw:style-name="gr6" draw:text-style-name="P2" draw:layer="layout" svg:width="0cm" svg:height="0cm" svg:x="22.972cm" svg:y="24.147cm" svg:viewBox="0 0 0 0" draw:points="0,0">
          <text:p/>
        </draw:polygon>
        <draw:polygon draw:style-name="gr6" draw:text-style-name="P2" draw:layer="layout" svg:width="0cm" svg:height="0cm" svg:x="23.48cm" svg:y="24.782cm" svg:viewBox="0 0 0 0" draw:points="0,0">
          <text:p/>
        </draw:polygon>
        <draw:frame draw:style-name="gr31" draw:text-style-name="P13" draw:layer="layout" svg:width="0.916cm" svg:height="1.026cm" svg:x="27.436cm" svg:y="23.967cm">
          <draw:text-box>
            <text:p text:style-name="P6"><text:span text:style-name="T9">1</text:span></text:p>
          </draw:text-box>
        </draw:frame>
        <draw:line draw:style-name="gr24" draw:text-style-name="P2" draw:layer="layout" svg:x1="23.223cm" svg:y1="32.621cm" svg:x2="34.798cm" svg:y2="32.621cm">
          <text:p/>
        </draw:line>
        <draw:polygon draw:style-name="gr25" draw:text-style-name="P10" draw:layer="layout" svg:width="0.914cm" svg:height="0.611cm" svg:x="34.755cm" svg:y="32.317cm" svg:viewBox="0 0 915 612" draw:points="915,304 0,0 0,612">
          <text:p/>
        </draw:polygon>
        <draw:frame draw:style-name="gr35" draw:text-style-name="P7" draw:layer="layout" svg:width="6.221cm" svg:height="0.869cm" svg:x="20.793cm" svg:y="23.223cm">
          <draw:text-box>
            <text:p text:style-name="P6"><text:span text:style-name="T3">Instruction [15-11]</text:span></text:p>
          </draw:text-box>
        </draw:frame>
        <draw:frame draw:style-name="gr36" draw:text-style-name="P14" draw:layer="layout" svg:width="6.572cm" svg:height="0.983cm" svg:x="20.743cm" svg:y="32.85cm">
          <draw:text-box>
            <text:p text:style-name="P6"><text:span text:style-name="T11">Instruction [15-0]</text:span></text:p>
          </draw:text-box>
        </draw:frame>
        <draw:line draw:style-name="gr24" draw:text-style-name="P2" draw:layer="layout" svg:x1="40.495cm" svg:y1="14.587cm" svg:x2="40.495cm" svg:y2="13.825cm">
          <text:p/>
        </draw:line>
        <draw:line draw:style-name="gr24" draw:text-style-name="P2" draw:layer="layout" svg:x1="50.097cm" svg:y1="27.089cm" svg:x2="50.097cm" svg:y2="26.327cm">
          <text:p/>
        </draw:line>
        <draw:frame draw:style-name="gr37" draw:text-style-name="P8" draw:layer="layout" svg:width="3.511cm" svg:height="0.945cm" svg:x="38.968cm" svg:y="12.653cm">
          <draw:text-box>
            <text:p text:style-name="P6"><text:span text:style-name="T12">RegWrite</text:span></text:p>
          </draw:text-box>
        </draw:frame>
        <draw:line draw:style-name="gr24" draw:text-style-name="P2" draw:layer="layout" svg:x1="55.096cm" svg:y1="25.308cm" svg:x2="55.096cm" svg:y2="24.546cm">
          <text:p/>
        </draw:line>
        <draw:frame draw:style-name="gr38" draw:text-style-name="P8" draw:layer="layout" svg:width="2.915cm" svg:height="0.945cm" svg:x="48.57cm" svg:y="27.255cm">
          <draw:text-box>
            <text:p text:style-name="P6"><text:span text:style-name="T12">ALUSrc</text:span></text:p>
          </draw:text-box>
        </draw:frame>
        <draw:line draw:style-name="gr24" draw:text-style-name="P2" draw:layer="layout" svg:x1="39.024cm" svg:y1="32.621cm" svg:x2="47.152cm" svg:y2="32.621cm">
          <text:p/>
        </draw:line>
        <draw:line draw:style-name="gr24" draw:text-style-name="P2" draw:layer="layout" svg:x1="47.152cm" svg:y1="32.622cm" svg:x2="47.227cm" svg:y2="12.16cm">
          <text:p/>
        </draw:line>
        <draw:line draw:style-name="gr39" draw:text-style-name="P2" draw:layer="layout" svg:x1="32.494cm" svg:y1="33.511cm" svg:x2="33.511cm" svg:y2="31.859cm">
          <text:p/>
        </draw:line>
        <draw:frame draw:style-name="gr40" draw:text-style-name="P8" draw:layer="layout" svg:width="2.775cm" svg:height="0.945cm" svg:x="53.971cm" svg:y="25.357cm">
          <draw:text-box>
            <text:p text:style-name="P6"><text:span text:style-name="T12">ALUOp</text:span></text:p>
          </draw:text-box>
        </draw:frame>
        <draw:line draw:style-name="gr39" draw:text-style-name="P2" draw:layer="layout" svg:x1="40.897cm" svg:y1="33.514cm" svg:x2="41.914cm" svg:y2="31.862cm">
          <text:p/>
        </draw:line>
        <draw:frame draw:style-name="gr41" draw:text-style-name="P8" draw:layer="layout" svg:width="0.942cm" svg:height="0.945cm" svg:x="32.999cm" svg:y="32.942cm">
          <draw:text-box>
            <text:p text:style-name="P6"><text:span text:style-name="T8">16</text:span></text:p>
          </draw:text-box>
        </draw:frame>
        <draw:path draw:style-name="gr5" draw:text-style-name="P3" draw:layer="layout" svg:width="2.056cm" svg:height="4.579cm" svg:x="74.383cm" svg:y="20.242cm" svg:viewBox="0 0 2057 4580" svg:d="M0 4580l21-4580 2029 1158-10 2286zM0 4580zM2057 10z">
          <text:p/>
        </draw:path>
        <draw:polygon draw:style-name="gr29" draw:text-style-name="P2" draw:layer="layout" svg:width="2.049cm" svg:height="4.579cm" svg:x="74.383cm" svg:y="20.242cm" svg:viewBox="0 0 2050 4580" draw:points="0,4580 21,0 2050,1158 2040,3444">
          <text:p/>
        </draw:polygon>
        <draw:polygon draw:style-name="gr29" draw:text-style-name="P2" draw:layer="layout" svg:width="0cm" svg:height="0cm" svg:x="74.383cm" svg:y="24.821cm" svg:viewBox="0 0 0 0" draw:points="0,0">
          <text:p/>
        </draw:polygon>
        <draw:polygon draw:style-name="gr29" draw:text-style-name="P2" draw:layer="layout" svg:width="0cm" svg:height="0cm" svg:x="76.439cm" svg:y="20.252cm" svg:viewBox="0 0 0 0" draw:points="0,0">
          <text:p/>
        </draw:polygon>
        <draw:frame draw:style-name="gr41" draw:text-style-name="P8" draw:layer="layout" svg:width="0.942cm" svg:height="0.945cm" svg:x="41.501cm" svg:y="32.942cm">
          <draw:text-box>
            <text:p text:style-name="P6"><text:span text:style-name="T8">32</text:span></text:p>
          </draw:text-box>
        </draw:frame>
        <draw:frame draw:style-name="gr31" draw:text-style-name="P13" draw:layer="layout" svg:width="0.916cm" svg:height="1.026cm" svg:x="74.658cm" svg:y="21.144cm">
          <draw:text-box>
            <text:p text:style-name="P6"><text:span text:style-name="T9">1</text:span></text:p>
          </draw:text-box>
        </draw:frame>
        <draw:line draw:style-name="gr24" draw:text-style-name="P2" draw:layer="layout" svg:x1="75.497cm" svg:y1="24.987cm" svg:x2="75.497cm" svg:y2="24.225cm">
          <text:p/>
        </draw:line>
        <draw:frame draw:style-name="gr31" draw:text-style-name="P13" draw:layer="layout" svg:width="0.916cm" svg:height="1.026cm" svg:x="74.658cm" svg:y="23.141cm">
          <draw:text-box>
            <text:p text:style-name="P6"><text:span text:style-name="T9">0</text:span></text:p>
          </draw:text-box>
        </draw:frame>
        <draw:line draw:style-name="gr24" draw:text-style-name="P2" draw:layer="layout" svg:x1="72.753cm" svg:y1="23.731cm" svg:x2="73.529cm" svg:y2="23.731cm">
          <text:p/>
        </draw:line>
        <draw:polygon draw:style-name="gr25" draw:text-style-name="P10" draw:layer="layout" svg:width="0.914cm" svg:height="0.611cm" svg:x="73.49cm" svg:y="23.427cm" svg:viewBox="0 0 915 612" draw:points="915,305 0,0 0,612">
          <text:p/>
        </draw:polygon>
        <draw:line draw:style-name="gr24" draw:text-style-name="P2" draw:layer="layout" svg:x1="58.783cm" svg:y1="21.699cm" svg:x2="58.783cm" svg:y2="30.081cm">
          <text:p/>
        </draw:line>
        <draw:line draw:style-name="gr24" draw:text-style-name="P2" draw:layer="layout" svg:x1="58.783cm" svg:y1="30.081cm" svg:x2="72.753cm" svg:y2="30.081cm">
          <text:p/>
        </draw:line>
        <draw:line draw:style-name="gr24" draw:text-style-name="P2" draw:layer="layout" svg:x1="72.753cm" svg:y1="30.141cm" svg:x2="72.753cm" svg:y2="23.689cm">
          <text:p/>
        </draw:line>
        <draw:line draw:style-name="gr24" draw:text-style-name="P2" draw:layer="layout" svg:x1="28.811cm" svg:y1="27.287cm" svg:x2="29.941cm" svg:y2="27.295cm">
          <text:p/>
        </draw:line>
        <draw:polygon draw:style-name="gr25" draw:text-style-name="P10" draw:layer="layout" svg:width="0.762cm" svg:height="0.508cm" svg:x="29.904cm" svg:y="27.04cm" svg:viewBox="0 0 763 509" draw:points="763,262 4,0 0,509">
          <text:p/>
        </draw:polygon>
        <draw:line draw:style-name="gr24" draw:text-style-name="P2" draw:layer="layout" svg:x1="28.811cm" svg:y1="27.287cm" svg:x2="28.811cm" svg:y2="36.558cm">
          <text:p/>
        </draw:line>
        <draw:line draw:style-name="gr24" draw:text-style-name="P2" draw:layer="layout" svg:x1="28.811cm" svg:y1="36.558cm" svg:x2="78.642cm" svg:y2="36.686cm">
          <text:p/>
        </draw:line>
        <draw:line draw:style-name="gr24" draw:text-style-name="P2" draw:layer="layout" svg:x1="78.641cm" svg:y1="36.685cm" svg:x2="78.641cm" svg:y2="22.588cm">
          <text:p/>
        </draw:line>
        <draw:line draw:style-name="gr24" draw:text-style-name="P2" draw:layer="layout" svg:x1="76.436cm" svg:y1="22.588cm" svg:x2="78.641cm" svg:y2="22.588cm">
          <text:p/>
        </draw:line>
        <draw:line draw:style-name="gr24" draw:text-style-name="P2" draw:layer="layout" svg:x1="45.321cm" svg:y1="29.7cm" svg:x2="57.768cm" svg:y2="29.828cm">
          <text:p/>
        </draw:line>
        <draw:line draw:style-name="gr24" draw:text-style-name="P2" draw:layer="layout" svg:x1="57.767cm" svg:y1="29.827cm" svg:x2="57.767cm" svg:y2="26.271cm">
          <text:p/>
        </draw:line>
        <draw:line draw:style-name="gr24" draw:text-style-name="P2" draw:layer="layout" svg:x1="57.767cm" svg:y1="26.271cm" svg:x2="60.342cm" svg:y2="26.271cm">
          <text:p/>
        </draw:line>
        <draw:polygon draw:style-name="gr25" draw:text-style-name="P10" draw:layer="layout" svg:width="0.762cm" svg:height="0.511cm" svg:x="60.307cm" svg:y="26.017cm" svg:viewBox="0 0 763 512" draw:points="763,254 0,0 0,512">
          <text:p/>
        </draw:polygon>
        <draw:line draw:style-name="gr24" draw:text-style-name="P2" draw:layer="layout" svg:x1="28.296cm" svg:y1="25.809cm" svg:x2="28.296cm" svg:y2="25.047cm">
          <text:p/>
        </draw:line>
        <draw:frame draw:style-name="gr42" draw:text-style-name="P8" draw:layer="layout" svg:width="4.324cm" svg:height="0.945cm" svg:x="73.97cm" svg:y="25.156cm">
          <draw:text-box>
            <text:p text:style-name="P6"><text:span text:style-name="T12">MemToReg</text:span></text:p>
          </draw:text-box>
        </draw:frame>
        <draw:line draw:style-name="gr24" draw:text-style-name="P2" draw:layer="layout" svg:x1="47.099cm" svg:y1="6.714cm" svg:x2="50.388cm" svg:y2="6.706cm">
          <text:p/>
        </draw:line>
        <draw:polygon draw:style-name="gr25" draw:text-style-name="P10" draw:layer="layout" svg:width="0.762cm" svg:height="0.508cm" svg:x="50.355cm" svg:y="6.455cm" svg:viewBox="0 0 763 509" draw:points="763,251 0,0 0,509">
          <text:p/>
        </draw:polygon>
        <draw:frame draw:style-name="gr43" draw:text-style-name="P8" draw:layer="layout" svg:width="3.291cm" svg:height="0.945cm" svg:x="26.871cm" svg:y="25.858cm">
          <draw:text-box>
            <text:p text:style-name="P6"><text:span text:style-name="T12">RegDest</text:span></text:p>
          </draw:text-box>
        </draw:frame>
        <draw:path draw:style-name="gr5" draw:text-style-name="P3" draw:layer="layout" svg:width="2.057cm" svg:height="4.964cm" svg:x="51.092cm" svg:y="2.899cm" svg:viewBox="0 0 2058 4965" svg:d="M0 4965l25-4965 2029 1253-14 2480zM0 4965zM2058 11z">
          <text:p/>
        </draw:path>
        <draw:polygon draw:style-name="gr29" draw:text-style-name="P2" draw:layer="layout" svg:width="2.053cm" svg:height="4.964cm" svg:x="51.092cm" svg:y="2.899cm" svg:viewBox="0 0 2054 4965" draw:points="0,4965 25,0 2054,1253 2040,3733">
          <text:p/>
        </draw:polygon>
        <draw:polygon draw:style-name="gr29" draw:text-style-name="P2" draw:layer="layout" svg:width="0cm" svg:height="0cm" svg:x="51.092cm" svg:y="7.863cm" svg:viewBox="0 0 0 0" draw:points="0,0">
          <text:p/>
        </draw:polygon>
        <draw:polygon draw:style-name="gr29" draw:text-style-name="P2" draw:layer="layout" svg:width="0cm" svg:height="0cm" svg:x="53.149cm" svg:y="2.91cm" svg:viewBox="0 0 0 0" draw:points="0,0">
          <text:p/>
        </draw:polygon>
        <draw:frame draw:style-name="gr27" draw:text-style-name="P12" draw:layer="layout" svg:width="0.634cm" svg:height="0.712cm" draw:transform="rotate (0.00174532925199433) translate (49.017cm 6.357cm)">
          <draw:text-box>
            <text:p text:style-name="P6"><text:span text:style-name="T7"><text:s/></text:span></text:p>
          </draw:text-box>
        </draw:frame>
        <draw:frame draw:style-name="gr31" draw:text-style-name="P13" draw:layer="layout" svg:width="0.916cm" svg:height="1.026cm" svg:x="51.368cm" svg:y="3.784cm">
          <draw:text-box>
            <text:p text:style-name="P6"><text:span text:style-name="T9">0</text:span></text:p>
          </draw:text-box>
        </draw:frame>
        <draw:line draw:style-name="gr24" draw:text-style-name="P2" draw:layer="layout" svg:x1="53.149cm" svg:y1="5.563cm" svg:x2="55.627cm" svg:y2="5.571cm">
          <text:p/>
        </draw:line>
        <draw:polygon draw:style-name="gr25" draw:text-style-name="P10" draw:layer="layout" svg:width="0.914cm" svg:height="0.61cm" svg:x="55.583cm" svg:y="5.263cm" svg:viewBox="0 0 915 611" draw:points="915,307 0,0 0,611">
          <text:p/>
        </draw:polygon>
        <draw:line draw:style-name="gr24" draw:text-style-name="P2" draw:layer="layout" svg:x1="52.207cm" svg:y1="7.983cm" svg:x2="52.207cm" svg:y2="7.168cm">
          <text:p/>
        </draw:line>
        <draw:path draw:style-name="gr5" draw:text-style-name="P3" draw:layer="layout" svg:width="1.909cm" svg:height="1.655cm" svg:x="51.226cm" svg:y="8.018cm" svg:viewBox="0 0 1910 1656" svg:d="M0 829c0-416 477-829 953-829 477 0 957 413 957 829v827h-1910zM0 1656zM1910 0z">
          <text:p/>
        </draw:path>
        <draw:path draw:style-name="gr6" draw:text-style-name="P2" draw:layer="layout" svg:width="1.909cm" svg:height="1.655cm" svg:x="51.226cm" svg:y="8.018cm" svg:viewBox="0 0 1910 1656" svg:d="M0 829c0-416 477-829 953-829 477 0 957 413 957 829v827h-1910z">
          <text:p/>
        </draw:path>
        <draw:polygon draw:style-name="gr6" draw:text-style-name="P2" draw:layer="layout" svg:width="0cm" svg:height="0cm" svg:x="51.226cm" svg:y="9.673cm" svg:viewBox="0 0 0 0" draw:points="0,0">
          <text:p/>
        </draw:polygon>
        <draw:polygon draw:style-name="gr6" draw:text-style-name="P2" draw:layer="layout" svg:width="0cm" svg:height="0cm" svg:x="53.135cm" svg:y="8.018cm" svg:viewBox="0 0 0 0" draw:points="0,0">
          <text:p/>
        </draw:polygon>
        <draw:line draw:style-name="gr24" draw:text-style-name="P2" draw:layer="layout" svg:x1="55.735cm" svg:y1="18.905cm" svg:x2="55.735cm" svg:y2="12.047cm">
          <text:p/>
        </draw:line>
        <draw:line draw:style-name="gr24" draw:text-style-name="P2" draw:layer="layout" svg:x1="55.735cm" svg:y1="12.047cm" svg:x2="52.768cm" svg:y2="12.047cm">
          <text:p/>
        </draw:line>
        <draw:line draw:style-name="gr24" draw:text-style-name="P2" draw:layer="layout" svg:x1="52.768cm" svg:y1="12.096cm" svg:x2="52.768cm" svg:y2="10.466cm">
          <text:p/>
        </draw:line>
        <draw:polygon draw:style-name="gr25" draw:text-style-name="P10" draw:layer="layout" svg:width="0.508cm" svg:height="0.762cm" svg:x="52.514cm" svg:y="9.736cm" svg:viewBox="0 0 509 763" draw:points="255,0 0,763 509,763">
          <text:p/>
        </draw:polygon>
        <draw:frame draw:style-name="gr31" draw:text-style-name="P13" draw:layer="layout" svg:width="0.916cm" svg:height="1.026cm" svg:x="51.368cm" svg:y="6.187cm">
          <draw:text-box>
            <text:p text:style-name="P6"><text:span text:style-name="T9">1</text:span></text:p>
          </draw:text-box>
        </draw:frame>
        <draw:line draw:style-name="gr24" draw:text-style-name="P2" draw:layer="layout" svg:x1="51.799cm" svg:y1="11.54cm" svg:x2="51.773cm" svg:y2="10.491cm">
          <text:p/>
        </draw:line>
        <draw:polygon draw:style-name="gr25" draw:text-style-name="P10" draw:layer="layout" svg:width="0.508cm" svg:height="0.769cm" svg:x="51.519cm" svg:y="9.761cm" svg:viewBox="0 0 509 770" draw:points="234,0 0,770 509,756">
          <text:p/>
        </draw:polygon>
        <draw:path draw:style-name="gr5" draw:text-style-name="P3" draw:layer="layout" svg:width="3.302cm" svg:height="4.318cm" svg:x="37.976cm" svg:y="7.207cm" svg:viewBox="0 0 3303 4319" svg:d="M1651 0c935 0 1652 935 1652 2159s-717 2160-1652 2160-1651-936-1651-2160 716-2159 1651-2159zM0 0zM3303 4319z">
          <text:p/>
        </draw:path>
        <draw:path draw:style-name="gr6" draw:text-style-name="P2" draw:layer="layout" svg:width="3.302cm" svg:height="4.318cm" svg:x="37.976cm" svg:y="7.207cm" svg:viewBox="0 0 3303 4319" svg:d="M1651 0c935 0 1652 935 1652 2159s-717 2160-1652 2160-1651-936-1651-2160 716-2159 1651-2159z">
          <text:p/>
        </draw:path>
        <draw:polygon draw:style-name="gr6" draw:text-style-name="P2" draw:layer="layout" svg:width="0cm" svg:height="0cm" svg:x="37.976cm" svg:y="7.207cm" svg:viewBox="0 0 0 0" draw:points="0,0">
          <text:p/>
        </draw:polygon>
        <draw:polygon draw:style-name="gr6" draw:text-style-name="P2" draw:layer="layout" svg:width="0cm" svg:height="0cm" svg:x="41.278cm" svg:y="11.525cm" svg:viewBox="0 0 0 0" draw:points="0,0">
          <text:p/>
        </draw:polygon>
        <draw:frame draw:style-name="gr44" draw:text-style-name="P8" draw:layer="layout" svg:width="2.682cm" svg:height="0.945cm" svg:x="49.569cm" svg:y="11.655cm">
          <draw:text-box>
            <text:p text:style-name="P6"><text:span text:style-name="T12">Branch</text:span></text:p>
          </draw:text-box>
        </draw:frame>
        <draw:frame draw:style-name="gr45" draw:text-style-name="P13" draw:layer="layout" svg:width="2.042cm" svg:height="1.026cm" svg:x="38.608cm" svg:y="8.342cm">
          <draw:text-box>
            <text:p text:style-name="P6"><text:span text:style-name="T10">Shift</text:span></text:p>
          </draw:text-box>
        </draw:frame>
        <draw:path draw:style-name="gr25" draw:text-style-name="P10" draw:layer="layout" svg:width="0.511cm" svg:height="0.635cm" svg:x="46.972cm" svg:y="25.498cm" svg:viewBox="0 0 512 636" svg:d="M254 0c146 0 255 138 255 319 0 180-109 317-255 317-141 0-254-137-254-317 0-181 113-319 254-319zM0 0zM512 636z">
          <text:p/>
        </draw:path>
        <draw:path draw:style-name="gr6" draw:text-style-name="P2" draw:layer="layout" svg:width="0.508cm" svg:height="0.635cm" svg:x="46.972cm" svg:y="25.498cm" svg:viewBox="0 0 509 636" svg:d="M255 0c145 0 254 138 254 319 0 180-109 317-254 317-141 0-255-137-255-317 0-181 114-319 255-319z">
          <text:p/>
        </draw:path>
        <draw:polygon draw:style-name="gr6" draw:text-style-name="P2" draw:layer="layout" svg:width="0cm" svg:height="0cm" svg:x="46.972cm" svg:y="25.498cm" svg:viewBox="0 0 0 0" draw:points="0,0">
          <text:p/>
        </draw:polygon>
        <draw:polygon draw:style-name="gr6" draw:text-style-name="P2" draw:layer="layout" svg:width="0cm" svg:height="0cm" svg:x="47.483cm" svg:y="26.133cm" svg:viewBox="0 0 0 0" draw:points="0,0">
          <text:p/>
        </draw:polygon>
        <draw:line draw:style-name="gr24" draw:text-style-name="P2" draw:layer="layout" svg:x1="47.226cm" svg:y1="12.16cm" svg:x2="36.339cm" svg:y2="12.16cm">
          <text:p/>
        </draw:line>
        <draw:line draw:style-name="gr24" draw:text-style-name="P2" draw:layer="layout" svg:x1="36.339cm" svg:y1="12.16cm" svg:x2="36.339cm" svg:y2="9.285cm">
          <text:p/>
        </draw:line>
        <draw:line draw:style-name="gr24" draw:text-style-name="P2" draw:layer="layout" svg:x1="36.339cm" svg:y1="9.285cm" svg:x2="37.066cm" svg:y2="9.285cm">
          <text:p/>
        </draw:line>
        <draw:polygon draw:style-name="gr25" draw:text-style-name="P10" draw:layer="layout" svg:width="0.913cm" svg:height="0.607cm" svg:x="37.024cm" svg:y="8.981cm" svg:viewBox="0 0 914 608" draw:points="914,304 0,0 0,608">
          <text:p/>
        </draw:polygon>
        <draw:path draw:style-name="gr5" draw:text-style-name="P3" draw:layer="layout" svg:width="2.06cm" svg:height="4.579cm" svg:x="56.49cm" svg:y="2.109cm" svg:viewBox="0 0 2061 4580" svg:d="M0 4580l25-4580 2029 1158-14 2290zM0 4580zM2061 11z">
          <text:p/>
        </draw:path>
        <draw:polygon draw:style-name="gr29" draw:text-style-name="P2" draw:layer="layout" svg:width="2.053cm" svg:height="4.579cm" svg:x="56.49cm" svg:y="2.109cm" svg:viewBox="0 0 2054 4580" draw:points="0,4580 25,0 2054,1158 2040,3448">
          <text:p/>
        </draw:polygon>
        <draw:polygon draw:style-name="gr29" draw:text-style-name="P2" draw:layer="layout" svg:width="0cm" svg:height="0cm" svg:x="56.49cm" svg:y="6.688cm" svg:viewBox="0 0 0 0" draw:points="0,0">
          <text:p/>
        </draw:polygon>
        <draw:polygon draw:style-name="gr29" draw:text-style-name="P2" draw:layer="layout" svg:width="0cm" svg:height="0cm" svg:x="58.55cm" svg:y="2.12cm" svg:viewBox="0 0 0 0" draw:points="0,0">
          <text:p/>
        </draw:polygon>
        <draw:frame draw:style-name="gr46" draw:text-style-name="P13" draw:layer="layout" svg:width="2.144cm" svg:height="1.026cm" svg:x="38.559cm" svg:y="9.365cm">
          <draw:text-box>
            <text:p text:style-name="P6"><text:span text:style-name="T10">left 2</text:span></text:p>
          </draw:text-box>
        </draw:frame>
        <draw:frame draw:style-name="gr31" draw:text-style-name="P13" draw:layer="layout" svg:width="0.916cm" svg:height="1.026cm" svg:x="56.765cm" svg:y="2.511cm">
          <draw:text-box>
            <text:p text:style-name="P6"><text:span text:style-name="T9">1</text:span></text:p>
          </draw:text-box>
        </draw:frame>
        <draw:line draw:style-name="gr24" draw:text-style-name="P2" draw:layer="layout" svg:x1="57.608cm" svg:y1="6.854cm" svg:x2="57.608cm" svg:y2="6.092cm">
          <text:p/>
        </draw:line>
        <draw:frame draw:style-name="gr31" draw:text-style-name="P13" draw:layer="layout" svg:width="0.916cm" svg:height="1.026cm" svg:x="56.765cm" svg:y="5.012cm">
          <draw:text-box>
            <text:p text:style-name="P6"><text:span text:style-name="T9">0</text:span></text:p>
          </draw:text-box>
        </draw:frame>
        <draw:polyline draw:style-name="gr24" draw:text-style-name="P2" draw:layer="layout" svg:width="4.763cm" svg:height="2.805cm" svg:x="58.539cm" svg:y="1.608cm" svg:viewBox="0 0 4764 2806" draw:points="0,2806 4764,2806 4764,0 4214,0">
          <text:p/>
        </draw:polyline>
        <draw:path draw:style-name="gr47" draw:text-style-name="P2" draw:layer="layout" svg:width="4.205cm" svg:height="4.318cm" svg:x="28.176cm" svg:y="9.708cm" svg:viewBox="0 0 4206 4319" svg:d="M2102 0c1193 0 2104 935 2104 2160 0 1224-911 2159-2104 2159-1192 0-2102-935-2102-2159 0-1225 910-2160 2102-2160z">
          <text:p/>
        </draw:path>
        <draw:polygon draw:style-name="gr47" draw:text-style-name="P2" draw:layer="layout" svg:width="0cm" svg:height="0cm" svg:x="28.176cm" svg:y="9.708cm" svg:viewBox="0 0 0 0" draw:points="0,0">
          <text:p/>
        </draw:polygon>
        <draw:polygon draw:style-name="gr47" draw:text-style-name="P2" draw:layer="layout" svg:width="0cm" svg:height="0cm" svg:x="32.381cm" svg:y="14.026cm" svg:viewBox="0 0 0 0" draw:points="0,0">
          <text:p/>
        </draw:polygon>
        <draw:frame draw:style-name="gr48" draw:text-style-name="P8" draw:layer="layout" svg:width="2.072cm" svg:height="0.945cm" svg:x="56.469cm" svg:y="6.857cm">
          <draw:text-box>
            <text:p text:style-name="P6"><text:span text:style-name="T12">Jump</text:span></text:p>
          </draw:text-box>
        </draw:frame>
        <draw:path draw:style-name="gr5" draw:text-style-name="P3" draw:layer="layout" svg:width="3.302cm" svg:height="4.318cm" svg:x="21.378cm" svg:y="2.109cm" svg:viewBox="0 0 3303 4319" svg:d="M1652 0c938 0 1651 936 1651 2160s-713 2159-1651 2159c-935 0-1652-935-1652-2159s717-2160 1652-2160zM0 0zM3303 4319z">
          <text:p/>
        </draw:path>
        <draw:path draw:style-name="gr6" draw:text-style-name="P2" draw:layer="layout" svg:width="3.302cm" svg:height="4.318cm" svg:x="21.378cm" svg:y="2.109cm" svg:viewBox="0 0 3303 4319" svg:d="M1652 0c938 0 1651 936 1651 2160s-713 2159-1651 2159c-935 0-1652-935-1652-2159s717-2160 1652-2160z">
          <text:p/>
        </draw:path>
        <draw:polygon draw:style-name="gr6" draw:text-style-name="P2" draw:layer="layout" svg:width="0cm" svg:height="0cm" svg:x="21.378cm" svg:y="2.109cm" svg:viewBox="0 0 0 0" draw:points="0,0">
          <text:p/>
        </draw:polygon>
        <draw:polygon draw:style-name="gr6" draw:text-style-name="P2" draw:layer="layout" svg:width="0cm" svg:height="0cm" svg:x="24.68cm" svg:y="6.427cm" svg:viewBox="0 0 0 0" draw:points="0,0">
          <text:p/>
        </draw:polygon>
        <draw:frame draw:style-name="gr49" draw:text-style-name="P13" draw:layer="layout" svg:width="3.27cm" svg:height="1.026cm" svg:x="28.646cm" svg:y="11.355cm">
          <draw:text-box>
            <text:p text:style-name="P6"><text:span text:style-name="T13">Control</text:span></text:p>
          </draw:text-box>
        </draw:frame>
        <draw:frame draw:style-name="gr45" draw:text-style-name="P13" draw:layer="layout" svg:width="2.042cm" svg:height="1.026cm" svg:x="22.01cm" svg:y="3.244cm">
          <draw:text-box>
            <text:p text:style-name="P6"><text:span text:style-name="T10">Shift</text:span></text:p>
          </draw:text-box>
        </draw:frame>
        <draw:path draw:style-name="gr25" draw:text-style-name="P10" draw:layer="layout" svg:width="0.511cm" svg:height="0.635cm" svg:x="22.969cm" svg:y="16.848cm" svg:viewBox="0 0 512 636" svg:d="M254 0c146 0 255 134 255 314s-109 322-255 322c-141 0-254-142-254-322s113-314 254-314zM0 0zM512 636z">
          <text:p/>
        </draw:path>
        <draw:path draw:style-name="gr6" draw:text-style-name="P2" draw:layer="layout" svg:width="0.508cm" svg:height="0.635cm" svg:x="22.969cm" svg:y="16.848cm" svg:viewBox="0 0 509 636" svg:d="M255 0c145 0 254 134 254 314s-109 322-254 322c-142 0-255-142-255-322s113-314 255-314z">
          <text:p/>
        </draw:path>
        <draw:polygon draw:style-name="gr6" draw:text-style-name="P2" draw:layer="layout" svg:width="0cm" svg:height="0cm" svg:x="22.969cm" svg:y="16.848cm" svg:viewBox="0 0 0 0" draw:points="0,0">
          <text:p/>
        </draw:polygon>
        <draw:polygon draw:style-name="gr6" draw:text-style-name="P2" draw:layer="layout" svg:width="0cm" svg:height="0cm" svg:x="23.48cm" svg:y="17.483cm" svg:viewBox="0 0 0 0" draw:points="0,0">
          <text:p/>
        </draw:polygon>
        <draw:line draw:style-name="gr24" draw:text-style-name="P2" draw:layer="layout" svg:x1="16.873cm" svg:y1="11.031cm" svg:x2="27.559cm" svg:y2="11.031cm">
          <text:p/>
        </draw:line>
        <draw:polygon draw:style-name="gr25" draw:text-style-name="P10" draw:layer="layout" svg:width="0.914cm" svg:height="0.611cm" svg:x="27.516cm" svg:y="10.727cm" svg:viewBox="0 0 915 612" draw:points="915,304 0,0 0,612">
          <text:p/>
        </draw:polygon>
        <draw:path draw:style-name="gr25" draw:text-style-name="P10" draw:layer="layout" svg:width="0.511cm" svg:height="0.635cm" svg:x="22.969cm" svg:y="10.738cm" svg:viewBox="0 0 512 636" svg:d="M254 0c146 0 255 138 255 318s-109 318-255 318c-141 0-254-138-254-318s113-318 254-318zM0 0zM512 636z">
          <text:p/>
        </draw:path>
        <draw:path draw:style-name="gr6" draw:text-style-name="P2" draw:layer="layout" svg:width="0.508cm" svg:height="0.635cm" svg:x="22.969cm" svg:y="10.738cm" svg:viewBox="0 0 509 636" svg:d="M255 0c145 0 254 138 254 318s-109 318-254 318c-142 0-255-138-255-318s113-318 255-318z">
          <text:p/>
        </draw:path>
        <draw:polygon draw:style-name="gr6" draw:text-style-name="P2" draw:layer="layout" svg:width="0cm" svg:height="0cm" svg:x="22.969cm" svg:y="10.738cm" svg:viewBox="0 0 0 0" draw:points="0,0">
          <text:p/>
        </draw:polygon>
        <draw:polygon draw:style-name="gr6" draw:text-style-name="P2" draw:layer="layout" svg:width="0cm" svg:height="0cm" svg:x="23.48cm" svg:y="11.373cm" svg:viewBox="0 0 0 0" draw:points="0,0">
          <text:p/>
        </draw:polygon>
        <draw:frame draw:style-name="gr46" draw:text-style-name="P13" draw:layer="layout" svg:width="2.144cm" svg:height="1.026cm" svg:x="21.96cm" svg:y="4.268cm">
          <draw:text-box>
            <text:p text:style-name="P6"><text:span text:style-name="T10">left 2</text:span></text:p>
          </draw:text-box>
        </draw:frame>
        <draw:line draw:style-name="gr24" draw:text-style-name="P2" draw:layer="layout" svg:x1="23.223cm" svg:y1="13.184cm" svg:x2="27.609cm" svg:y2="13.137cm">
          <text:p/>
        </draw:line>
        <draw:polygon draw:style-name="gr25" draw:text-style-name="P10" draw:layer="layout" svg:width="0.917cm" svg:height="0.61cm" svg:x="27.566cm" svg:y="12.834cm" svg:viewBox="0 0 918 611" draw:points="918,297 0,0 3,611">
          <text:p/>
        </draw:polygon>
        <draw:path draw:style-name="gr25" draw:text-style-name="P10" draw:layer="layout" svg:width="0.511cm" svg:height="0.635cm" svg:x="22.969cm" svg:y="12.837cm" svg:viewBox="0 0 512 636" svg:d="M254 0c146 0 255 138 255 319 0 180-109 317-255 317-141 0-254-137-254-317 0-181 113-319 254-319zM0 0zM512 636z">
          <text:p/>
        </draw:path>
        <draw:path draw:style-name="gr6" draw:text-style-name="P2" draw:layer="layout" svg:width="0.508cm" svg:height="0.635cm" svg:x="22.969cm" svg:y="12.837cm" svg:viewBox="0 0 509 636" svg:d="M255 0c145 0 254 138 254 319 0 180-109 317-254 317-142 0-255-137-255-317 0-181 113-319 255-319z">
          <text:p/>
        </draw:path>
        <draw:polygon draw:style-name="gr6" draw:text-style-name="P2" draw:layer="layout" svg:width="0cm" svg:height="0cm" svg:x="22.969cm" svg:y="12.837cm" svg:viewBox="0 0 0 0" draw:points="0,0">
          <text:p/>
        </draw:polygon>
        <draw:polygon draw:style-name="gr6" draw:text-style-name="P2" draw:layer="layout" svg:width="0cm" svg:height="0cm" svg:x="23.48cm" svg:y="13.472cm" svg:viewBox="0 0 0 0" draw:points="0,0">
          <text:p/>
        </draw:polygon>
        <draw:frame draw:style-name="gr50" draw:text-style-name="P14" draw:layer="layout" svg:width="4.417cm" svg:height="0.983cm" svg:x="23.59cm" svg:y="9.722cm">
          <draw:text-box>
            <text:p text:style-name="P6"><text:span text:style-name="T11">Inst [31-26]</text:span></text:p>
          </draw:text-box>
        </draw:frame>
        <draw:polyline draw:style-name="gr24" draw:text-style-name="P2" draw:layer="layout" svg:width="3.63cm" svg:height="6.763cm" svg:x="16.873cm" svg:y="4.268cm" svg:viewBox="0 0 3631 6764" draw:points="0,6764 0,0 3631,0">
          <text:p/>
        </draw:polyline>
        <draw:polygon draw:style-name="gr25" draw:text-style-name="P10" draw:layer="layout" svg:width="0.914cm" svg:height="0.61cm" svg:x="20.464cm" svg:y="3.965cm" svg:viewBox="0 0 915 611" draw:points="915,303 0,0 0,611">
          <text:p/>
        </draw:polygon>
        <draw:frame draw:style-name="gr51" draw:text-style-name="P14" draw:layer="layout" svg:width="3.435cm" svg:height="0.983cm" svg:x="23.59cm" svg:y="11.821cm">
          <draw:text-box>
            <text:p text:style-name="P6"><text:span text:style-name="T11">Inst [5-0]</text:span></text:p>
          </draw:text-box>
        </draw:frame>
        <draw:line draw:style-name="gr39" draw:text-style-name="P2" draw:layer="layout" svg:x1="18.651cm" svg:y1="5.25cm" svg:x2="19.668cm" svg:y2="3.598cm">
          <text:p/>
        </draw:line>
        <draw:frame draw:style-name="gr52" draw:text-style-name="P14" draw:layer="layout" svg:width="3.926cm" svg:height="0.983cm" svg:x="14.693cm" svg:y="2.821cm">
          <draw:text-box>
            <text:p text:style-name="P6"><text:span text:style-name="T11">Inst [25-0]</text:span></text:p>
          </draw:text-box>
        </draw:frame>
        <draw:line draw:style-name="gr39" draw:text-style-name="P2" draw:layer="layout" svg:x1="25.255cm" svg:y1="5.197cm" svg:x2="26.272cm" svg:y2="3.545cm">
          <text:p/>
        </draw:line>
        <draw:frame draw:style-name="gr41" draw:text-style-name="P8" draw:layer="layout" svg:width="0.942cm" svg:height="0.945cm" svg:x="19.156cm" svg:y="4.681cm">
          <draw:text-box>
            <text:p text:style-name="P6"><text:span text:style-name="T8">26</text:span></text:p>
          </draw:text-box>
        </draw:frame>
        <draw:path draw:style-name="gr25" draw:text-style-name="P10" draw:layer="layout" svg:width="0.508cm" svg:height="0.635cm" svg:x="28.275cm" svg:y="6.843cm" svg:viewBox="0 0 509 636" svg:d="M254 0c144 0 255 138 255 318 0 181-111 318-255 318-145 0-254-137-254-318 0-180 109-318 254-318zM0 0zM509 636z">
          <text:p/>
        </draw:path>
        <draw:path draw:style-name="gr6" draw:text-style-name="P2" draw:layer="layout" svg:width="0.508cm" svg:height="0.635cm" svg:x="28.275cm" svg:y="6.843cm" svg:viewBox="0 0 509 636" svg:d="M254 0c144 0 255 138 255 318 0 181-111 318-255 318-145 0-254-137-254-318 0-180 109-318 254-318z">
          <text:p/>
        </draw:path>
        <draw:polygon draw:style-name="gr6" draw:text-style-name="P2" draw:layer="layout" svg:width="0cm" svg:height="0cm" svg:x="28.275cm" svg:y="6.843cm" svg:viewBox="0 0 0 0" draw:points="0,0">
          <text:p/>
        </draw:polygon>
        <draw:polygon draw:style-name="gr6" draw:text-style-name="P2" draw:layer="layout" svg:width="0cm" svg:height="0cm" svg:x="28.783cm" svg:y="7.478cm" svg:viewBox="0 0 0 0" draw:points="0,0">
          <text:p/>
        </draw:polygon>
        <draw:path draw:style-name="gr25" draw:text-style-name="P10" draw:layer="layout" svg:width="0.508cm" svg:height="0.635cm" svg:x="31.277cm" svg:y="3.944cm" svg:viewBox="0 0 509 636" svg:d="M254 0c141 0 255 137 255 318 0 180-114 318-255 318-145 0-254-138-254-318 0-181 109-318 254-318zM0 0zM509 636z">
          <text:p/>
        </draw:path>
        <draw:path draw:style-name="gr6" draw:text-style-name="P2" draw:layer="layout" svg:width="0.508cm" svg:height="0.635cm" svg:x="31.277cm" svg:y="3.944cm" svg:viewBox="0 0 509 636" svg:d="M254 0c141 0 255 137 255 318 0 180-114 318-255 318-145 0-254-138-254-318 0-181 109-318 254-318z">
          <text:p/>
        </draw:path>
        <draw:polygon draw:style-name="gr6" draw:text-style-name="P2" draw:layer="layout" svg:width="0cm" svg:height="0cm" svg:x="31.277cm" svg:y="3.944cm" svg:viewBox="0 0 0 0" draw:points="0,0">
          <text:p/>
        </draw:polygon>
        <draw:polygon draw:style-name="gr6" draw:text-style-name="P2" draw:layer="layout" svg:width="0cm" svg:height="0cm" svg:x="31.785cm" svg:y="4.579cm" svg:viewBox="0 0 0 0" draw:points="0,0">
          <text:p/>
        </draw:polygon>
        <draw:line draw:style-name="gr47" draw:text-style-name="P2" draw:layer="layout" svg:x1="32.494cm" svg:y1="11.793cm" svg:x2="32.695cm" svg:y2="11.793cm">
          <text:p/>
        </draw:line>
        <draw:line draw:style-name="gr47" draw:text-style-name="P2" draw:layer="layout" svg:x1="32.896cm" svg:y1="11.793cm" svg:x2="33.097cm" svg:y2="11.793cm">
          <text:p/>
        </draw:line>
        <draw:line draw:style-name="gr47" draw:text-style-name="P2" draw:layer="layout" svg:x1="33.298cm" svg:y1="11.793cm" svg:x2="33.499cm" svg:y2="11.793cm">
          <text:p/>
        </draw:line>
        <draw:line draw:style-name="gr47" draw:text-style-name="P2" draw:layer="layout" svg:x1="33.7cm" svg:y1="11.793cm" svg:x2="33.901cm" svg:y2="11.793cm">
          <text:p/>
        </draw:line>
        <draw:polygon draw:style-name="gr53" draw:text-style-name="P15" draw:layer="layout" svg:width="0.914cm" svg:height="0.611cm" svg:x="33.866cm" svg:y="11.489cm" svg:viewBox="0 0 915 612" draw:points="915,304 0,0 0,612">
          <text:p/>
        </draw:polygon>
        <draw:line draw:style-name="gr24" draw:text-style-name="P2" draw:layer="layout" svg:x1="12.809cm" svg:y1="7.278cm" svg:x2="28.558cm" svg:y2="7.221cm">
          <text:p/>
        </draw:line>
        <draw:polyline draw:style-name="gr24" draw:text-style-name="P2" draw:layer="layout" svg:width="14.693cm" svg:height="1.506cm" svg:x="28.557cm" svg:y="5.743cm" svg:viewBox="0 0 14694 1507" draw:points="0,1507 7810,1507 7810,0 14694,0">
          <text:p/>
        </draw:polyline>
        <draw:polygon draw:style-name="gr25" draw:text-style-name="P10" draw:layer="layout" svg:width="0.914cm" svg:height="0.61cm" svg:x="43.211cm" svg:y="5.436cm" svg:viewBox="0 0 915 611" draw:points="915,307 0,0 0,611">
          <text:p/>
        </draw:polygon>
        <draw:frame draw:style-name="gr41" draw:text-style-name="P8" draw:layer="layout" svg:width="0.942cm" svg:height="0.945cm" svg:x="25.76cm" svg:y="4.628cm">
          <draw:text-box>
            <text:p text:style-name="P6"><text:span text:style-name="T8">28</text:span></text:p>
          </draw:text-box>
        </draw:frame>
        <draw:line draw:style-name="gr39" draw:text-style-name="P2" draw:layer="layout" svg:x1="32.483cm" svg:y1="4.883cm" svg:x2="33.162cm" svg:y2="3.732cm">
          <text:p/>
        </draw:line>
        <draw:frame draw:style-name="gr54" draw:text-style-name="P14" draw:layer="layout" svg:width="5.806cm" svg:height="0.983cm" svg:x="28.49cm" svg:y="5.421cm">
          <draw:text-box>
            <text:p text:style-name="P6"><text:span text:style-name="T11">(PC+4) [31-28]</text:span></text:p>
          </draw:text-box>
        </draw:frame>
        <draw:line draw:style-name="gr24" draw:text-style-name="P2" draw:layer="layout" svg:x1="42.273cm" svg:y1="7.348cm" svg:x2="43.229cm" svg:y2="7.348cm">
          <text:p/>
        </draw:line>
        <draw:polygon draw:style-name="gr25" draw:text-style-name="P10" draw:layer="layout" svg:width="0.914cm" svg:height="0.611cm" svg:x="43.19cm" svg:y="7.044cm" svg:viewBox="0 0 915 612" draw:points="915,304 0,0 0,612">
          <text:p/>
        </draw:polygon>
        <draw:polyline draw:style-name="gr24" draw:text-style-name="P2" draw:layer="layout" svg:width="0.995cm" svg:height="2.018cm" svg:x="41.278cm" svg:y="7.348cm" svg:viewBox="0 0 996 2019" draw:points="0,2019 996,2019 996,0">
          <text:p/>
        </draw:polyline>
        <draw:path draw:style-name="gr25" draw:text-style-name="P10" draw:layer="layout" svg:width="0.512cm" svg:height="0.635cm" svg:x="41.775cm" svg:y="5.443cm" svg:viewBox="0 0 513 636" svg:d="M254 0c146 0 255 137 255 317s-109 319-255 319c-144 0-254-139-254-319s110-317 254-317zM0 0zM513 636z">
          <text:p/>
        </draw:path>
        <draw:path draw:style-name="gr6" draw:text-style-name="P2" draw:layer="layout" svg:width="0.508cm" svg:height="0.635cm" svg:x="41.775cm" svg:y="5.443cm" svg:viewBox="0 0 509 636" svg:d="M255 0c145 0 254 137 254 317s-109 319-254 319c-144 0-255-139-255-319s111-317 255-317z">
          <text:p/>
        </draw:path>
        <draw:polygon draw:style-name="gr6" draw:text-style-name="P2" draw:layer="layout" svg:width="0cm" svg:height="0cm" svg:x="41.775cm" svg:y="5.443cm" svg:viewBox="0 0 0 0" draw:points="0,0">
          <text:p/>
        </draw:polygon>
        <draw:polygon draw:style-name="gr6" draw:text-style-name="P2" draw:layer="layout" svg:width="0cm" svg:height="0cm" svg:x="42.287cm" svg:y="6.078cm" svg:viewBox="0 0 0 0" draw:points="0,0">
          <text:p/>
        </draw:polygon>
        <draw:line draw:style-name="gr24" draw:text-style-name="P2" draw:layer="layout" svg:x1="24.62cm" svg:y1="4.3cm" svg:x2="40.114cm" svg:y2="4.3cm">
          <text:p/>
        </draw:line>
        <draw:line draw:style-name="gr24" draw:text-style-name="P2" xml:id="id1" draw:id="id1" draw:layer="layout" svg:x1="40.114cm" svg:y1="4.334cm" svg:x2="40.114cm" svg:y2="2.632cm">
          <text:p/>
        </draw:line>
        <draw:polygon draw:style-name="gr25" draw:text-style-name="P10" xml:id="id2" draw:id="id2" draw:layer="layout" svg:width="0.914cm" svg:height="0.611cm" svg:x="55.686cm" svg:y="2.338cm" svg:viewBox="0 0 915 612" draw:points="915,311 4,0 0,612">
          <text:p/>
        </draw:polygon>
        <draw:polyline draw:style-name="gr24" draw:text-style-name="P2" draw:layer="layout" svg:width="8.213cm" svg:height="1.143cm" svg:x="42.029cm" svg:y="4.3cm" svg:viewBox="0 0 8214 1144" draw:points="0,1144 0,0 8214,0">
          <text:p/>
        </draw:polyline>
        <draw:polygon draw:style-name="gr25" draw:text-style-name="P10" draw:layer="layout" svg:width="0.917cm" svg:height="0.61cm" svg:x="50.2cm" svg:y="3.993cm" svg:viewBox="0 0 918 611" draw:points="918,307 0,0 0,611">
          <text:p/>
        </draw:polygon>
        <draw:line draw:style-name="gr24" draw:text-style-name="P2" draw:layer="layout" svg:x1="68.004cm" svg:y1="15.656cm" svg:x2="68.004cm" svg:y2="14.894cm">
          <text:p/>
        </draw:line>
        <draw:line draw:style-name="gr24" draw:text-style-name="P2" draw:layer="layout" svg:x1="64.297cm" svg:y1="15.73cm" svg:x2="64.297cm" svg:y2="14.968cm">
          <text:p/>
        </draw:line>
        <draw:frame draw:style-name="gr41" draw:text-style-name="P8" draw:layer="layout" svg:width="0.942cm" svg:height="0.945cm" svg:x="33.249cm" svg:y="3.213cm">
          <draw:text-box>
            <text:p text:style-name="P6"><text:span text:style-name="T8">32</text:span></text:p>
          </draw:text-box>
        </draw:frame>
        <draw:frame draw:style-name="gr55" draw:text-style-name="P8" draw:layer="layout" svg:width="3.846cm" svg:height="0.945cm" svg:x="66.47cm" svg:y="13.754cm">
          <draw:text-box>
            <text:p text:style-name="P6"><text:span text:style-name="T12">MemWrite</text:span></text:p>
          </draw:text-box>
        </draw:frame>
        <draw:frame draw:style-name="gr56" draw:text-style-name="P8" draw:layer="layout" svg:width="3.905cm" svg:height="0.945cm" svg:x="61.874cm" svg:y="13.758cm">
          <draw:text-box>
            <text:p text:style-name="P6"><text:span text:style-name="T12">MemRead</text:span></text:p>
          </draw:text-box>
        </draw:frame>
        <draw:connector draw:style-name="gr57" draw:text-style-name="P16" draw:layer="layout" draw:line-skew="0.969cm" svg:x1="40.114cm" svg:y1="2.632cm" svg:x2="55.686cm" svg:y2="2.644cm" draw:start-shape="id1" draw:start-glue-point="0" draw:end-shape="id2" draw:end-glue-point="3" svg:d="M40114 2632h8781v12h6791" svg:viewBox="0 0 15573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1.28cm" fo:page-height="39.8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12-12T23:06:54.391730019</dc:date>
    <meta:editing-duration>PT2M48S</meta:editing-duration>
    <meta:editing-cycles>1</meta:editing-cycles>
    <meta:document-statistic meta:object-count="289"/>
  </office:meta>
</office:document-meta>
</file>